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Droid Sans" svg:font-family="&quot;Droid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3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Droid Sans" style:font-name-asian="Droid Sans" style:font-name-complex="Droid Sans"/>
    </style:style>
    <style:style style:name="ce5" style:family="table-cell" style:parent-style-name="Default" style:data-style-name="N0">
      <style:table-cell-properties style:vertical-align="middle"/>
      <style:text-properties style:font-name="Droid Sans" style:font-name-asian="Droid Sans" style:font-name-complex="Droid San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Droid Sans" style:font-name-asian="Droid Sans" style:font-name-complex="Droid San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roid Sans" style:font-name-asian="Droid Sans" style:font-name-complex="Droid Sans"/>
    </style:style>
    <style:style style:name="ce8" style:family="table-cell" style:parent-style-name="Default" style:data-style-name="N0">
      <style:text-properties style:font-name="Droid Sans" style:font-name-asian="Droid Sans" style:font-name-complex="Droid Sans"/>
    </style:style>
    <style:style style:name="ce9" style:family="table-cell" style:parent-style-name="Default" style:data-style-name="N0">
      <style:table-cell-properties style:vertical-align="middle" fo:background-color="#66FF66" style:repeat-content="false"/>
      <style:paragraph-properties fo:text-align="center"/>
      <style:text-properties fo:color="#00B050" style:font-name="Droid Sans" style:font-name-asian="Droid Sans" style:font-name-complex="Droid Sans"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/>
    </style:style>
    <style:style style:name="ce11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#00B0F0" style:repeat-content="false"/>
      <style:paragraph-properties fo:text-align="center"/>
      <style:text-properties fo:color="#0070C0" style:font-name="Droid Sans" style:font-name-asian="Droid Sans" style:font-name-complex="Droid Sans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BFBFBF" style:font-name="Droid Sans" style:font-name-asian="Droid Sans" style:font-name-complex="Droid Sans"/>
    </style:style>
    <style:style style:name="ce1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style:font-name="Droid Sans" style:font-name-asian="Droid Sans" style:font-name-complex="Droid Sans"/>
    </style:style>
    <style:style style:name="ce15" style:family="table-cell" style:parent-style-name="Default" style:data-style-name="N0">
      <style:table-cell-properties style:vertical-align="middle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e16" style:family="table-cell" style:parent-style-name="Default" style:data-style-name="N0">
      <style:table-cell-properties style:vertical-align="automatic" fo:background-color="#FF9900"/>
      <style:text-properties style:font-name="Droid Sans" style:font-name-asian="Droid Sans" style:font-name-complex="Droid Sans"/>
    </style:style>
    <style:style style:name="ce17" style:family="table-cell" style:parent-style-name="Default" style:data-style-name="N0">
      <style:table-cell-properties style:vertical-align="middle" fo:background-color="#FF00FF" style:repeat-content="false"/>
      <style:paragraph-properties fo:text-align="center"/>
      <style:text-properties style:font-name="Droid Sans" style:font-name-asian="Droid Sans" style:font-name-complex="Droid Sans"/>
    </style:style>
    <style:style style:name="ce18" style:family="table-cell" style:parent-style-name="Default" style:data-style-name="N0">
      <style:table-cell-properties style:vertical-align="automatic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e19" style:family="table-cell" style:parent-style-name="Default" style:data-style-name="N19">
      <style:table-cell-properties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2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Droid Sans" style:font-name-asian="Droid Sans" style:font-name-complex="Droid Sans"/>
    </style:style>
    <style:style style:name="ce21" style:family="table-cell" style:parent-style-name="Default" style:data-style-name="N0">
      <style:table-cell-properties fo:border-top="none" fo:border-bottom="none" fo:border-left="none" fo:border-right="thin solid #FFFFFF" style:vertical-align="middle" style:repeat-content="false"/>
      <style:paragraph-properties fo:text-align="end" fo:margin-right="0cm"/>
    </style:style>
    <style:style style:name="ce22" style:family="table-cell" style:parent-style-name="Default" style:data-style-name="N36">
      <style:table-cell-properties fo:border-top="none" fo:border-bottom="none" fo:border-left="none" fo:border-right="thin solid #FFFFFF"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4" style:family="table-cell" style:parent-style-name="Hyperlink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roid Sans" style:font-name-asian="Droid Sans" style:font-name-complex="Droid Sans"/>
    </style:style>
    <style:style style:name="ce26" style:family="table-cell" style:parent-style-name="Default" style:data-style-name="N0">
      <style:table-cell-properties style:vertical-align="automatic" fo:wrap-option="wrap"/>
      <style:text-properties style:font-name="Droid Sans" style:font-name-asian="Droid Sans" style:font-name-complex="Droid Sans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style:vertical-align="middle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middle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9.02229166666667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13.1233333333333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6.50875cm"/>
    </style:style>
    <style:style style:name="co10" style:family="table-column">
      <style:table-column-properties fo:break-before="auto" style:column-width="6.56166666666667cm"/>
    </style:style>
    <style:style style:name="co11" style:family="table-column">
      <style:table-column-properties fo:break-before="auto" style:column-width="5.953125cm"/>
    </style:style>
    <style:style style:name="co12" style:family="table-column">
      <style:table-column-properties fo:break-before="auto" style:column-width="4.73604166666667cm"/>
    </style:style>
    <style:style style:name="co13" style:family="table-column">
      <style:table-column-properties fo:break-before="auto" style:column-width="3.46604166666667cm" style:use-optimal-column-width="true"/>
    </style:style>
    <style:style style:name="co14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3.2pt" style:use-optimal-row-height="false" fo:break-before="auto"/>
    </style:style>
    <style:style style:name="ro6" style:family="table-row">
      <style:table-row-properties style:row-height="19.35pt" style:use-optimal-row-height="false" fo:break-before="auto"/>
    </style:style>
    <style:style style:name="ro7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32" style:family="table-cell" style:parent-style-name="Default" style:data-style-name="N0">
      <style:table-cell-properties style:vertical-align="middle" fo:background-color="#66FF66" style:repeat-content="false"/>
      <style:paragraph-properties fo:text-align="center"/>
      <style:text-properties fo:color="#00B050" style:font-name="Droid Sans" style:font-name-asian="Droid Sans" style:font-name-complex="Droid Sans" fo:font-style="italic" style:font-style-asian="italic" style:font-style-complex="italic"/>
      <style:map style:condition="cell-content()=&quot;A&quot;" style:apply-style-name="cf29"/>
    </style:style>
    <style:style style:name="ce33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/>
      <style:map style:condition="cell-content()=&quot;A&quot;" style:apply-style-name="cf29"/>
    </style:style>
    <style:style style:name="ce34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 fo:font-weight="bold" style:font-weight-asian="bold" style:font-weight-complex="bold"/>
      <style:map style:condition="cell-content()=&quot;A&quot;" style:apply-style-name="cf29"/>
    </style:style>
    <style:style style:name="ce35" style:family="table-cell" style:parent-style-name="Default" style:data-style-name="N0">
      <style:table-cell-properties style:vertical-align="middle" fo:background-color="#00B0F0" style:repeat-content="false"/>
      <style:paragraph-properties fo:text-align="center"/>
      <style:text-properties fo:color="#0070C0" style:font-name="Droid Sans" style:font-name-asian="Droid Sans" style:font-name-complex="Droid Sans"/>
      <style:map style:condition="cell-content()=&quot;A&quot;" style:apply-style-name="cf29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BFBFBF" style:font-name="Droid Sans" style:font-name-asian="Droid Sans" style:font-name-complex="Droid Sans"/>
      <style:map style:condition="cell-content()=&quot;A&quot;" style:apply-style-name="cf29"/>
    </style:style>
    <style:style style:name="ce3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39"/>
      <style:map style:condition="cell-content()=&quot;A&quot;" style:apply-style-name="cf29"/>
      <style:map style:condition="cell-content()=&quot;I&quot;" style:apply-style-name="cf29"/>
      <style:map style:condition="cell-content()=&quot;M&quot;" style:apply-style-name="cf29"/>
      <style:map style:condition="cell-content()=&quot;B&quot;" style:apply-style-name="cf29"/>
      <style:map style:condition="cell-content()=&quot;___&quot;" style:apply-style-name="cf28"/>
      <style:map style:condition="cell-content()=&quot;U&quot;" style:apply-style-name="cf33"/>
      <style:map style:condition="cell-content()=&quot;S&quot;" style:apply-style-name="cf32"/>
    </style:style>
    <style:style style:name="ce3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39"/>
      <style:map style:condition="cell-content()=&quot;I&quot;" style:apply-style-name="cf29"/>
      <style:map style:condition="cell-content()=&quot;M&quot;" style:apply-style-name="cf29"/>
      <style:map style:condition="cell-content()=&quot;B&quot;" style:apply-style-name="cf29"/>
      <style:map style:condition="cell-content()=&quot;___&quot;" style:apply-style-name="cf28"/>
      <style:map style:condition="cell-content()=&quot;U&quot;" style:apply-style-name="cf33"/>
      <style:map style:condition="cell-content()=&quot;S&quot;" style:apply-style-name="cf32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/>
      <style:map style:condition="cell-content()&gt;=2" style:apply-style-name="cf40"/>
      <style:map style:condition="cell-content()=0" style:apply-style-name="cf34"/>
      <style:map style:condition="cell-content()=1" style:apply-style-name="cf35"/>
    </style:style>
    <style:style style:name="ce40" style:family="table-cell" style:parent-style-name="Default" style:data-style-name="N0">
      <style:table-cell-properties style:vertical-align="automatic" fo:background-color="#FF9900" style:repeat-content="false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/>
      <style:map style:condition="cell-content()&gt;=2" style:apply-style-name="cf40"/>
      <style:map style:condition="cell-content()=0" style:apply-style-name="cf34"/>
      <style:map style:condition="cell-content()=1" style:apply-style-name="cf35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27"/>
        <table:table-column table:style-name="co2" table:default-cell-style-name="ce1"/>
        <table:table-column table:style-name="co3" table:number-columns-repeated="14" table:default-cell-style-name="ce27"/>
        <table:table-column table:style-name="co4" table:default-cell-style-name="ce28"/>
        <table:table-column table:style-name="co5" table:default-cell-style-name="ce29"/>
        <table:table-column table:style-name="co4" table:default-cell-style-name="ce23"/>
        <table:table-column table:style-name="co6" table:default-cell-style-name="ce30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997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2">
            <text:p>Color</text:p>
          </table:table-cell>
          <table:table-cell office:value-type="string" table:style-name="ce3">
            <text:p>Significado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2">
          <table:table-cell office:value-type="string" table:style-name="ce32">
            <text:p>S</text:p>
          </table:table-cell>
          <table:table-cell office:value-type="string" table:style-name="ce3">
            <text:p>Resuelto en competencia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33">
            <text:p>A</text:p>
          </table:table-cell>
          <table:table-cell office:value-type="string" table:style-name="ce3">
            <text:p>Resuelto Off-Contest por alguien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34">
            <text:p>B/M/I</text:p>
          </table:table-cell>
          <table:table-cell office:value-type="string" table:style-name="ce3">
            <text:p>Resuelto Off-Contest por Brian/Maxi/Ivan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35">
            <text:p>U</text:p>
          </table:table-cell>
          <table:table-cell office:value-type="string" table:style-name="ce3">
            <text:p>Upsolvear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3">
          <table:table-cell office:value-type="string" table:style-name="ce36">
            <text:p>___</text:p>
          </table:table-cell>
          <table:table-cell office:value-type="string" table:style-name="ce3">
            <text:p>No interesante aún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4">
          <table:table-cell table:style-name="ce14"/>
          <table:table-cell office:value-type="string" table:style-name="ce3">
            <text:p>No hay problema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4">
          <table:table-cell table:style-name="ce2"/>
          <table:table-cell table:style-name="ce8"/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5">
          <table:table-cell office:value-type="string" table:style-name="ce15">
            <text:p>Fecha</text:p>
          </table:table-cell>
          <table:table-cell office:value-type="string" table:style-name="ce16">
            <text:p>Nombre de la competencia</text:p>
          </table:table-cell>
          <table:table-cell office:value-type="string" table:style-name="ce17">
            <text:p>A</text:p>
          </table:table-cell>
          <table:table-cell office:value-type="string" table:style-name="ce17">
            <text:p>B</text:p>
          </table:table-cell>
          <table:table-cell office:value-type="string" table:style-name="ce17">
            <text:p>C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E</text:p>
          </table:table-cell>
          <table:table-cell office:value-type="string" table:style-name="ce17">
            <text:p>F</text:p>
          </table:table-cell>
          <table:table-cell office:value-type="string" table:style-name="ce17">
            <text:p>G</text:p>
          </table:table-cell>
          <table:table-cell office:value-type="string" table:style-name="ce17">
            <text:p>H</text:p>
          </table:table-cell>
          <table:table-cell office:value-type="string" table:style-name="ce17">
            <text:p>I</text:p>
          </table:table-cell>
          <table:table-cell office:value-type="string" table:style-name="ce17">
            <text:p>J</text:p>
          </table:table-cell>
          <table:table-cell office:value-type="string" table:style-name="ce17">
            <text:p>K</text:p>
          </table:table-cell>
          <table:table-cell office:value-type="string" table:style-name="ce17">
            <text:p>L</text:p>
          </table:table-cell>
          <table:table-cell office:value-type="string" table:style-name="ce17">
            <text:p>M</text:p>
          </table:table-cell>
          <table:table-cell office:value-type="string" table:style-name="ce17">
            <text:p>N</text:p>
          </table:table-cell>
          <table:table-cell office:value-type="string" table:number-columns-spanned="3" table:number-rows-spanned="1" table:style-name="ce31">
            <text:p>Puntaje</text:p>
          </table:table-cell>
          <table:covered-table-cell table:number-columns-repeated="2"/>
          <table:table-cell office:value-type="string" table:style-name="ce18">
            <text:p>Off Contest</text:p>
          </table:table-cell>
          <table:table-cell office:value-type="string" table:style-name="ce16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1">
          <table:table-cell office:value-type="date" office:date-value="2017-01-04T00:00:00" table:style-name="ce19">
            <text:p>1/4/2017</text:p>
          </table:table-cell>
          <table:table-cell office:value-type="string" table:style-name="ce3">
            <text:p>RPC #03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float" office:value="7" table:formula="msoxl:= COUNTIF(C10:P10, &quot;S&quot;)" table:style-name="ce21">
            <text:p>7</text:p>
          </table:table-cell>
          <table:table-cell office:value-type="string" table:style-name="ce22">
            <text:p>de</text:p>
          </table:table-cell>
          <table:table-cell office:value-type="float" office:value="13" table:formula="msoxl:=14-COUNTIF(C10:P10, &quot;NH&quot;)" table:style-name="ce23">
            <text:p>13</text:p>
          </table:table-cell>
          <table:table-cell office:value-type="float" office:value="1" table:formula="msoxl:=IF((COUNTIF($A10:$N10, &quot;A&quot;) +  COUNTIF($A10:$N10, &quot;B&quot;) + COUNTIF($A10:$N10, &quot;M&quot;) + COUNTIF($A10:$N10, &quot;I&quot;) + Q10 = S10), &quot;CLEARED&quot;, COUNTIF($A10:$N10, &quot;A&quot;) +  COUNTIF($A10:$N10, &quot;B&quot;) + COUNTIF($A10:$N10, &quot;M&quot;) + COUNTIF($A10:$N10, &quot;I&quot;))" table:style-name="ce39">
            <text:p>1</text:p>
          </table:table-cell>
          <table:table-cell office:value-type="string" table:style-name="ce24">
            <text:p><text:a xlink:href="http://redprogramacioncompetitiva.com/contests/2017/03/">http://redprogramacioncompetitiva.com/contests/2017/03/</text:a></text:p>
          </table:table-cell>
          <table:table-cell table:style-name="ce8"/>
          <table:table-cell office:value-type="string" table:style-name="ce8">
            <text:p>E = QuaseEqual strings</text:p>
          </table:table-cell>
          <table:table-cell office:value-type="string" table:style-name="ce8">
            <text:p>J = Tobby Primes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11-04T00:00:00" table:style-name="ce19">
            <text:p>11/4/2017</text:p>
          </table:table-cell>
          <table:table-cell office:value-type="string" table:style-name="ce3">
            <text:p>NEERC 15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M</text:p>
          </table:table-cell>
          <table:table-cell office:value-type="string" table:style-name="ce37">
            <text:p>M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2" table:formula="msoxl:= COUNTIF(C11:P11, &quot;S&quot;)" table:style-name="ce21">
            <text:p>2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11:P11, &quot;NH&quot;)" table:style-name="ce23">
            <text:p>12</text:p>
          </table:table-cell>
          <table:table-cell office:value-type="float" office:value="3" table:formula="msoxl:=IF((COUNTIF($A11:$N11, &quot;A&quot;) +  COUNTIF($A11:$N11, &quot;B&quot;) + COUNTIF($A11:$N11, &quot;M&quot;) + COUNTIF($A11:$N11, &quot;I&quot;) + Q11 = S11), &quot;CLEARED&quot;, COUNTIF($A11:$N11, &quot;A&quot;) +  COUNTIF($A11:$N11, &quot;B&quot;) + COUNTIF($A11:$N11, &quot;M&quot;) + COUNTIF($A11:$N11, &quot;I&quot;))" table:style-name="ce39">
            <text:p>3</text:p>
          </table:table-cell>
          <table:table-cell office:value-type="string" table:style-name="ce24">
            <text:p><text:a xlink:href="http://codeforces.com/gym/100851">http://codeforces.com/gym/100851</text:a></text:p>
          </table:table-cell>
          <table:table-cell table:style-name="ce8"/>
          <table:table-cell office:value-type="string" table:style-name="ce8">
            <text:p>K = Kings Inspection</text:p>
          </table:table-cell>
          <table:table-cell office:value-type="string" table:style-name="ce8">
            <text:p>L = Landscape Improved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21/04/2017</text:p>
          </table:table-cell>
          <table:table-cell office:value-type="string" table:style-name="ce3">
            <text:p>NEERC Southern Subregional 13-14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float" office:value="6" table:formula="msoxl:= COUNTIF(C12:P12, &quot;S&quot;)" table:style-name="ce21">
            <text:p>6</text:p>
          </table:table-cell>
          <table:table-cell office:value-type="string" table:style-name="ce22">
            <text:p>de</text:p>
          </table:table-cell>
          <table:table-cell office:value-type="float" office:value="13" table:formula="msoxl:=14-COUNTIF(C12:P12, &quot;NH&quot;)" table:style-name="ce23">
            <text:p>13</text:p>
          </table:table-cell>
          <table:table-cell office:value-type="float" office:value="2" table:formula="msoxl:=IF((COUNTIF($A12:$N12, &quot;A&quot;) +  COUNTIF($A12:$N12, &quot;B&quot;) + COUNTIF($A12:$N12, &quot;M&quot;) + COUNTIF($A12:$N12, &quot;I&quot;) + Q12 = S12), &quot;CLEARED&quot;, COUNTIF($A12:$N12, &quot;A&quot;) +  COUNTIF($A12:$N12, &quot;B&quot;) + COUNTIF($A12:$N12, &quot;M&quot;) + COUNTIF($A12:$N12, &quot;I&quot;))" table:style-name="ce39">
            <text:p>2</text:p>
          </table:table-cell>
          <table:table-cell office:value-type="string" table:style-name="ce24">
            <text:p><text:a xlink:href="http://codeforces.com/gym/100253">http://codeforces.com/gym/100253</text:a></text:p>
          </table:table-cell>
          <table:table-cell table:style-name="ce8"/>
          <table:table-cell office:value-type="string" table:style-name="ce8">
            <text:p>E = Scientific Batallion</text:p>
          </table:table-cell>
          <table:table-cell office:value-type="string" table:style-name="ce8">
            <text:p>J = Contest and Train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24/04/2017</text:p>
          </table:table-cell>
          <table:table-cell office:value-type="string" table:style-name="ce3">
            <text:p>World Finals 2012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1" table:formula="msoxl:= COUNTIF(C13:P13, &quot;S&quot;)" table:style-name="ce21">
            <text:p>1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13:P13, &quot;NH&quot;)" table:style-name="ce23">
            <text:p>12</text:p>
          </table:table-cell>
          <table:table-cell office:value-type="float" office:value="1" table:formula="msoxl:=IF((COUNTIF($A13:$N13, &quot;A&quot;) +  COUNTIF($A13:$N13, &quot;B&quot;) + COUNTIF($A13:$N13, &quot;M&quot;) + COUNTIF($A13:$N13, &quot;I&quot;) + Q13 = S13), &quot;CLEARED&quot;, COUNTIF($A13:$N13, &quot;A&quot;) +  COUNTIF($A13:$N13, &quot;B&quot;) + COUNTIF($A13:$N13, &quot;M&quot;) + COUNTIF($A13:$N13, &quot;I&quot;))" table:style-name="ce39">
            <text:p>1</text:p>
          </table:table-cell>
          <table:table-cell office:value-type="string" table:style-name="ce24">
            <text:p><text:a xlink:href="http://codeforces.com/gym/101205">http://codeforces.com/gym/101205</text:a></text:p>
          </table:table-cell>
          <table:table-cell table:style-name="ce8"/>
          <table:table-cell office:value-type="string" table:style-name="ce8">
            <text:p>C = Bus Tour</text:p>
          </table:table-cell>
          <table:table-cell office:value-type="string" table:style-name="ce8">
            <text:p>K = Stacking Plates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2-05T00:00:00" table:style-name="ce19">
            <text:p>2/5/2017</text:p>
          </table:table-cell>
          <table:table-cell office:value-type="string" table:style-name="ce3">
            <text:p>SWERC 13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I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1" table:formula="msoxl:= COUNTIF(C14:P14, &quot;S&quot;)" table:style-name="ce21">
            <text:p>1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14:P14, &quot;NH&quot;)" table:style-name="ce23">
            <text:p>10</text:p>
          </table:table-cell>
          <table:table-cell office:value-type="float" office:value="3" table:formula="msoxl:=IF((COUNTIF($A14:$N14, &quot;A&quot;) +  COUNTIF($A14:$N14, &quot;B&quot;) + COUNTIF($A14:$N14, &quot;M&quot;) + COUNTIF($A14:$N14, &quot;I&quot;) + Q14 = S14), &quot;CLEARED&quot;, COUNTIF($A14:$N14, &quot;A&quot;) +  COUNTIF($A14:$N14, &quot;B&quot;) + COUNTIF($A14:$N14, &quot;M&quot;) + COUNTIF($A14:$N14, &quot;I&quot;))" table:style-name="ce39">
            <text:p>3</text:p>
          </table:table-cell>
          <table:table-cell office:value-type="string" table:style-name="ce24">
            <text:p><text:a xlink:href="http://codeforces.com/gym/100443">http://codeforces.com/gym/100443</text:a></text:p>
          </table:table-cell>
          <table:table-cell table:style-name="ce8"/>
          <table:table-cell office:value-type="string" table:style-name="ce8">
            <text:p>D = Decoding the Hallway</text:p>
          </table:table-cell>
          <table:table-cell office:value-type="string" table:style-name="ce8">
            <text:p>H = Binary Tree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9-05T00:00:00" table:style-name="ce19">
            <text:p>9/5/2017</text:p>
          </table:table-cell>
          <table:table-cell office:value-type="string" table:style-name="ce3">
            <text:p>NEERC Northern Subregional 15-16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8" table:formula="msoxl:= COUNTIF(C15:P15, &quot;S&quot;)" table:style-name="ce21">
            <text:p>8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15:P15, &quot;NH&quot;)" table:style-name="ce23">
            <text:p>12</text:p>
          </table:table-cell>
          <table:table-cell office:value-type="float" office:value="0" table:formula="msoxl:=IF((COUNTIF($A15:$N15, &quot;A&quot;) +  COUNTIF($A15:$N15, &quot;B&quot;) + COUNTIF($A15:$N15, &quot;M&quot;) + COUNTIF($A15:$N15, &quot;I&quot;) + Q15 = S15), &quot;CLEARED&quot;, COUNTIF($A15:$N15, &quot;A&quot;) +  COUNTIF($A15:$N15, &quot;B&quot;) + COUNTIF($A15:$N15, &quot;M&quot;) + COUNTIF($A15:$N15, &quot;I&quot;))" table:style-name="ce39">
            <text:p>0</text:p>
          </table:table-cell>
          <table:table-cell office:value-type="string" table:style-name="ce24">
            <text:p><text:a xlink:href="http://codeforces.com/gym/100801">http://codeforces.com/gym/100801</text:a></text:p>
          </table:table-cell>
          <table:table-cell table:style-name="ce8"/>
          <table:table-cell office:value-type="string" table:style-name="ce8">
            <text:p>F = Fygon</text:p>
          </table:table-cell>
          <table:table-cell office:value-type="string" table:style-name="ce8">
            <text:p>G = Graph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15/05/2017</text:p>
          </table:table-cell>
          <table:table-cell office:value-type="string" table:style-name="ce3">
            <text:p>World Finals 2014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M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1" table:formula="msoxl:= COUNTIF(C16:P16, &quot;S&quot;)" table:style-name="ce21">
            <text:p>1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16:P16, &quot;NH&quot;)" table:style-name="ce23">
            <text:p>12</text:p>
          </table:table-cell>
          <table:table-cell office:value-type="float" office:value="2" table:formula="msoxl:=IF((COUNTIF($A16:$N16, &quot;A&quot;) +  COUNTIF($A16:$N16, &quot;B&quot;) + COUNTIF($A16:$N16, &quot;M&quot;) + COUNTIF($A16:$N16, &quot;I&quot;) + Q16 = S16), &quot;CLEARED&quot;, COUNTIF($A16:$N16, &quot;A&quot;) +  COUNTIF($A16:$N16, &quot;B&quot;) + COUNTIF($A16:$N16, &quot;M&quot;) + COUNTIF($A16:$N16, &quot;I&quot;))" table:style-name="ce39">
            <text:p>2</text:p>
          </table:table-cell>
          <table:table-cell office:value-type="string" table:style-name="ce24">
            <text:p><text:a xlink:href="http://codeforces.com/gym/101221">http://codeforces.com/gym/101221</text:a></text:p>
          </table:table-cell>
          <table:table-cell table:style-name="ce8"/>
          <table:table-cell office:value-type="string" table:style-name="ce8">
            <text:p>E = Maze Reduction</text:p>
          </table:table-cell>
          <table:table-cell office:value-type="string" table:style-name="ce8">
            <text:p>I = Sensor Network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17/05/2017</text:p>
          </table:table-cell>
          <table:table-cell office:value-type="string" table:style-name="ce3">
            <text:p>World Finals 2013</text:p>
          </table:table-cell>
          <table:table-cell office:value-type="string" table:style-name="ce37">
            <text:p>U</text:p>
          </table:table-cell>
          <table:table-cell table:style-name="ce37"/>
          <table:table-cell table:style-name="ce37"/>
          <table:table-cell office:value-type="string" table:style-name="ce37">
            <text:p>B</text:p>
          </table:table-cell>
          <table:table-cell table:style-name="ce37"/>
          <table:table-cell table:style-name="ce37"/>
          <table:table-cell table:style-name="ce37"/>
          <table:table-cell office:value-type="string" table:style-name="ce37">
            <text:p>U</text:p>
          </table:table-cell>
          <table:table-cell table:style-name="ce37"/>
          <table:table-cell table:style-name="ce37"/>
          <table:table-cell office:value-type="string" table:style-name="ce37">
            <text:p>B</text:p>
          </table:table-cell>
          <table:table-cell table:style-name="ce37"/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0" table:formula="msoxl:= COUNTIF(C17:P17, &quot;S&quot;)" table:style-name="ce21">
            <text:p>0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17:P17, &quot;NH&quot;)" table:style-name="ce23">
            <text:p>12</text:p>
          </table:table-cell>
          <table:table-cell office:value-type="float" office:value="2" table:formula="msoxl:=IF((COUNTIF($A17:$N17, &quot;A&quot;) +  COUNTIF($A17:$N17, &quot;B&quot;) + COUNTIF($A17:$N17, &quot;M&quot;) + COUNTIF($A17:$N17, &quot;I&quot;) + Q17 = S17), &quot;CLEARED&quot;, COUNTIF($A17:$N17, &quot;A&quot;) +  COUNTIF($A17:$N17, &quot;B&quot;) + COUNTIF($A17:$N17, &quot;M&quot;) + COUNTIF($A17:$N17, &quot;I&quot;))" table:style-name="ce39">
            <text:p>2</text:p>
          </table:table-cell>
          <table:table-cell office:value-type="string" table:style-name="ce24">
            <text:p><text:a xlink:href="http://codeforces.com/gym/101208">http://codeforces.com/gym/101208</text:a></text:p>
          </table:table-cell>
          <table:table-cell table:style-name="ce8"/>
          <table:table-cell office:value-type="string" table:style-name="ce8">
            <text:p>A = Self-Assembly</text:p>
          </table:table-cell>
          <table:table-cell office:value-type="string" table:style-name="ce8">
            <text:p>H = Matrioshka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24/05/2017</text:p>
          </table:table-cell>
          <table:table-cell office:value-type="string" table:style-name="ce3">
            <text:p>World Finals 2017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3" table:formula="msoxl:= COUNTIF(C18:P18, &quot;S&quot;)" table:style-name="ce21">
            <text:p>3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18:P18, &quot;NH&quot;)" table:style-name="ce23">
            <text:p>12</text:p>
          </table:table-cell>
          <table:table-cell office:value-type="float" office:value="1" table:formula="msoxl:=IF((COUNTIF($A18:$N18, &quot;A&quot;) +  COUNTIF($A18:$N18, &quot;B&quot;) + COUNTIF($A18:$N18, &quot;M&quot;) + COUNTIF($A18:$N18, &quot;I&quot;) + Q18 = S18), &quot;CLEARED&quot;, COUNTIF($A18:$N18, &quot;A&quot;) +  COUNTIF($A18:$N18, &quot;B&quot;) + COUNTIF($A18:$N18, &quot;M&quot;) + COUNTIF($A18:$N18, &quot;I&quot;))" table:style-name="ce39">
            <text:p>1</text:p>
          </table:table-cell>
          <table:table-cell office:value-type="string" table:style-name="ce24">
            <text:p><text:a xlink:href="http://codeforces.com/gym/101471">http://codeforces.com/gym/101471</text:a></text:p>
          </table:table-cell>
          <table:table-cell table:style-name="ce8"/>
          <table:table-cell office:value-type="string" table:style-name="ce8">
            <text:p>C = Mission Improbable</text:p>
          </table:table-cell>
          <table:table-cell office:value-type="string" table:style-name="ce8">
            <text:p>L = Visual Python++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10-06T00:00:00" table:style-name="ce19">
            <text:p>10/6/2017</text:p>
          </table:table-cell>
          <table:table-cell office:value-type="string" table:style-name="ce3">
            <text:p>RPC #06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8" table:formula="msoxl:= COUNTIF(C19:P19, &quot;S&quot;)" table:style-name="ce21">
            <text:p>8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19:P19, &quot;NH&quot;)" table:style-name="ce23">
            <text:p>12</text:p>
          </table:table-cell>
          <table:table-cell office:value-type="float" office:value="1" table:formula="msoxl:=IF((COUNTIF($A19:$N19, &quot;A&quot;) +  COUNTIF($A19:$N19, &quot;B&quot;) + COUNTIF($A19:$N19, &quot;M&quot;) + COUNTIF($A19:$N19, &quot;I&quot;) + Q19 = S19), &quot;CLEARED&quot;, COUNTIF($A19:$N19, &quot;A&quot;) +  COUNTIF($A19:$N19, &quot;B&quot;) + COUNTIF($A19:$N19, &quot;M&quot;) + COUNTIF($A19:$N19, &quot;I&quot;))" table:style-name="ce39">
            <text:p>1</text:p>
          </table:table-cell>
          <table:table-cell office:value-type="string" table:style-name="ce24">
            <text:p><text:a xlink:href="http://redprogramacioncompetitiva.com/contests/2017/06/">http://redprogramacioncompetitiva.com/contests/2017/06/</text:a></text:p>
          </table:table-cell>
          <table:table-cell table:style-name="ce8"/>
          <table:table-cell office:value-type="string" table:style-name="ce8">
            <text:p>F = Macarons</text:p>
          </table:table-cell>
          <table:table-cell office:value-type="string" table:style-name="ce8">
            <text:p>G = Geonosis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7-07T00:00:00" table:style-name="ce19">
            <text:p>7/7/2017</text:p>
          </table:table-cell>
          <table:table-cell office:value-type="string" table:style-name="ce3">
            <text:p>SEUSA 2009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3" table:formula="msoxl:= COUNTIF(C20:P20, &quot;S&quot;)" table:style-name="ce21">
            <text:p>3</text:p>
          </table:table-cell>
          <table:table-cell office:value-type="string" table:style-name="ce22">
            <text:p>de</text:p>
          </table:table-cell>
          <table:table-cell office:value-type="float" office:value="9" table:formula="msoxl:=14-COUNTIF(C20:P20, &quot;NH&quot;)" table:style-name="ce23">
            <text:p>9</text:p>
          </table:table-cell>
          <table:table-cell office:value-type="float" office:value="1" table:formula="msoxl:=IF((COUNTIF($A20:$N20, &quot;A&quot;) +  COUNTIF($A20:$N20, &quot;B&quot;) + COUNTIF($A20:$N20, &quot;M&quot;) + COUNTIF($A20:$N20, &quot;I&quot;) + Q20 = S20), &quot;CLEARED&quot;, COUNTIF($A20:$N20, &quot;A&quot;) +  COUNTIF($A20:$N20, &quot;B&quot;) + COUNTIF($A20:$N20, &quot;M&quot;) + COUNTIF($A20:$N20, &quot;I&quot;))" table:style-name="ce39">
            <text:p>1</text:p>
          </table:table-cell>
          <table:table-cell office:value-type="string" table:style-name="ce24">
            <text:p><text:a xlink:href="http://codeforces.com/gym/100182">http://codeforces.com/gym/100182</text:a></text:p>
          </table:table-cell>
          <table:table-cell table:style-name="ce8"/>
          <table:table-cell office:value-type="string" table:style-name="ce8">
            <text:p>G = Pool Table</text:p>
          </table:table-cell>
          <table:table-cell office:value-type="string" table:style-name="ce8">
            <text:p>I = Mosaic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17/07/2017</text:p>
          </table:table-cell>
          <table:table-cell office:value-type="string" table:style-name="ce25">
            <text:p>TC 2017 ARG #00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table:style-name="ce38"/>
          <table:table-cell office:value-type="string" table:style-name="ce37">
            <text:p>S</text:p>
          </table:table-cell>
          <table:table-cell table:style-name="ce38"/>
          <table:table-cell table:style-name="ce38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4" table:formula="msoxl:= COUNTIF(C21:P21, &quot;S&quot;)" table:style-name="ce21">
            <text:p>4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21:P21, &quot;NH&quot;)" table:style-name="ce23">
            <text:p>10</text:p>
          </table:table-cell>
          <table:table-cell office:value-type="float" office:value="1" table:formula="msoxl:=IF((COUNTIF($A21:$N21, &quot;A&quot;) +  COUNTIF($A21:$N21, &quot;B&quot;) + COUNTIF($A21:$N21, &quot;M&quot;) + COUNTIF($A21:$N21, &quot;I&quot;) + Q21 = S21), &quot;CLEARED&quot;, COUNTIF($A21:$N21, &quot;A&quot;) +  COUNTIF($A21:$N21, &quot;B&quot;) + COUNTIF($A21:$N21, &quot;M&quot;) + COUNTIF($A21:$N21, &quot;I&quot;))" table:style-name="ce39">
            <text:p>1</text:p>
          </table:table-cell>
          <table:table-cell office:value-type="string" table:style-name="ce24">
            <text:p><text:a xlink:href="http://coj.uci.cu/contest/contestview.xhtml?cid=1594">http://coj.uci.cu/contest/contestview.xhtml?cid=1594</text:a>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string" table:style-name="ce2">
            <text:p>18/07/2017</text:p>
          </table:table-cell>
          <table:table-cell office:value-type="string" table:style-name="ce25">
            <text:p>TC 2017 ARG #01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 COUNTIF(C22:P22, &quot;S&quot;)" table:style-name="ce21">
            <text:p>6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22:P22, &quot;NH&quot;)" table:style-name="ce23">
            <text:p>12</text:p>
          </table:table-cell>
          <table:table-cell office:value-type="float" office:value="5" table:formula="msoxl:=IF((COUNTIF($A22:$N22, &quot;A&quot;) +  COUNTIF($A22:$N22, &quot;B&quot;) + COUNTIF($A22:$N22, &quot;M&quot;) + COUNTIF($A22:$N22, &quot;I&quot;) + Q22 = S22), &quot;CLEARED&quot;, COUNTIF($A22:$N22, &quot;A&quot;) +  COUNTIF($A22:$N22, &quot;B&quot;) + COUNTIF($A22:$N22, &quot;M&quot;) + COUNTIF($A22:$N22, &quot;I&quot;))" table:style-name="ce39">
            <text:p>5</text:p>
          </table:table-cell>
          <table:table-cell office:value-type="string" table:style-name="ce24">
            <text:p><text:a xlink:href="http://coj.uci.cu/contest/contestview.xhtml?cid=1595">http://coj.uci.cu/contest/contestview.xhtml?cid=1595</text:a></text:p>
          </table:table-cell>
          <table:table-cell table:style-name="ce8"/>
          <table:table-cell office:value-type="string" table:style-name="ce8">
            <text:p>H = Binary Words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string" table:style-name="ce2">
            <text:p>19/07/2017</text:p>
          </table:table-cell>
          <table:table-cell office:value-type="string" table:style-name="ce25">
            <text:p>TC 2017 ARG #02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9" table:formula="msoxl:= COUNTIF(C23:P23, &quot;S&quot;)" table:style-name="ce21">
            <text:p>9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23:P23, &quot;NH&quot;)" table:style-name="ce23">
            <text:p>12</text:p>
          </table:table-cell>
          <table:table-cell office:value-type="float" office:value="0" table:formula="msoxl:=IF((COUNTIF($A23:$N23, &quot;A&quot;) +  COUNTIF($A23:$N23, &quot;B&quot;) + COUNTIF($A23:$N23, &quot;M&quot;) + COUNTIF($A23:$N23, &quot;I&quot;) + Q23 = S23), &quot;CLEARED&quot;, COUNTIF($A23:$N23, &quot;A&quot;) +  COUNTIF($A23:$N23, &quot;B&quot;) + COUNTIF($A23:$N23, &quot;M&quot;) + COUNTIF($A23:$N23, &quot;I&quot;))" table:style-name="ce39">
            <text:p>0</text:p>
          </table:table-cell>
          <table:table-cell office:value-type="string" table:style-name="ce8">
            <text:p>http://coj.uci.cu/contest/contestview.xhtml?cid=1596</text:p>
          </table:table-cell>
          <table:table-cell table:style-name="ce8"/>
          <table:table-cell office:value-type="string" table:style-name="ce8">
            <text:p>H = Cow Coupons</text:p>
          </table:table-cell>
          <table:table-cell office:value-type="string" table:style-name="ce8">
            <text:p>K = Unchanged Pictur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1/07/2017</text:p>
          </table:table-cell>
          <table:table-cell office:value-type="string" table:style-name="ce8">
            <text:p>TC 2017 ARG #03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float" office:value="5" table:formula="msoxl:= COUNTIF(C24:P24, &quot;S&quot;)" table:style-name="ce21">
            <text:p>5</text:p>
          </table:table-cell>
          <table:table-cell office:value-type="string" table:style-name="ce22">
            <text:p>de</text:p>
          </table:table-cell>
          <table:table-cell office:value-type="float" office:value="13" table:formula="msoxl:=14-COUNTIF(C24:P24, &quot;NH&quot;)" table:style-name="ce23">
            <text:p>13</text:p>
          </table:table-cell>
          <table:table-cell office:value-type="float" office:value="4" table:formula="msoxl:=IF((COUNTIF($A24:$N24, &quot;A&quot;) +  COUNTIF($A24:$N24, &quot;B&quot;) + COUNTIF($A24:$N24, &quot;M&quot;) + COUNTIF($A24:$N24, &quot;I&quot;) + Q24 = S24), &quot;CLEARED&quot;, COUNTIF($A24:$N24, &quot;A&quot;) +  COUNTIF($A24:$N24, &quot;B&quot;) + COUNTIF($A24:$N24, &quot;M&quot;) + COUNTIF($A24:$N24, &quot;I&quot;))" table:style-name="ce39">
            <text:p>4</text:p>
          </table:table-cell>
          <table:table-cell office:value-type="string" table:style-name="ce8">
            <text:p>https://a2oj.com/contest?ID=32630</text:p>
          </table:table-cell>
          <table:table-cell table:style-name="ce8"/>
          <table:table-cell office:value-type="string" table:style-name="ce8">
            <text:p>H = Hide and Seek</text:p>
          </table:table-cell>
          <table:table-cell office:value-type="string" table:style-name="ce8">
            <text:p>M = GCD Matrix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4/07/2017</text:p>
          </table:table-cell>
          <table:table-cell office:value-type="string" table:style-name="ce8">
            <text:p>TC 2017 ARG #04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A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 COUNTIF(C25:P25, &quot;S&quot;)" table:style-name="ce21">
            <text:p>6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25:P25, &quot;NH&quot;)" table:style-name="ce23">
            <text:p>12</text:p>
          </table:table-cell>
          <table:table-cell office:value-type="float" office:value="2" table:formula="msoxl:=IF((COUNTIF($A25:$N25, &quot;A&quot;) +  COUNTIF($A25:$N25, &quot;B&quot;) + COUNTIF($A25:$N25, &quot;M&quot;) + COUNTIF($A25:$N25, &quot;I&quot;) + Q25 = S25), &quot;CLEARED&quot;, COUNTIF($A25:$N25, &quot;A&quot;) +  COUNTIF($A25:$N25, &quot;B&quot;) + COUNTIF($A25:$N25, &quot;M&quot;) + COUNTIF($A25:$N25, &quot;I&quot;))" table:style-name="ce39">
            <text:p>2</text:p>
          </table:table-cell>
          <table:table-cell office:value-type="string" table:style-name="ce24">
            <text:p><text:a xlink:href="https://a2oj.com/contest?ID=32666">https://a2oj.com/contest?ID=32666</text:a></text:p>
          </table:table-cell>
          <table:table-cell table:style-name="ce8"/>
          <table:table-cell office:value-type="string" table:style-name="ce8">
            <text:p>D = Dice Contest</text:p>
          </table:table-cell>
          <table:table-cell office:value-type="string" table:style-name="ce8">
            <text:p>G = Roof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5/07/2017</text:p>
          </table:table-cell>
          <table:table-cell office:value-type="string" table:style-name="ce8">
            <text:p>TC 2017 ARG #05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___</text:p>
          </table:table-cell>
          <table:table-cell table:style-name="ce37"/>
          <table:table-cell office:value-type="float" office:value="7" table:formula="msoxl:= COUNTIF(C26:P26, &quot;S&quot;)" table:style-name="ce21">
            <text:p>7</text:p>
          </table:table-cell>
          <table:table-cell office:value-type="string" table:style-name="ce22">
            <text:p>de</text:p>
          </table:table-cell>
          <table:table-cell office:value-type="float" office:value="14" table:formula="msoxl:=14-COUNTIF(C26:P26, &quot;NH&quot;)" table:style-name="ce23">
            <text:p>14</text:p>
          </table:table-cell>
          <table:table-cell office:value-type="float" office:value="1" table:formula="msoxl:=IF((COUNTIF($A26:$N26, &quot;A&quot;) +  COUNTIF($A26:$N26, &quot;B&quot;) + COUNTIF($A26:$N26, &quot;M&quot;) + COUNTIF($A26:$N26, &quot;I&quot;) + Q26 = S26), &quot;CLEARED&quot;, COUNTIF($A26:$N26, &quot;A&quot;) +  COUNTIF($A26:$N26, &quot;B&quot;) + COUNTIF($A26:$N26, &quot;M&quot;) + COUNTIF($A26:$N26, &quot;I&quot;))" table:style-name="ce39">
            <text:p>1</text:p>
          </table:table-cell>
          <table:table-cell office:value-type="string" table:style-name="ce24">
            <text:p><text:a xlink:href="https://a2oj.com/contest?ID=32695">https://a2oj.com/contest?ID=32695</text:a></text:p>
          </table:table-cell>
          <table:table-cell table:style-name="ce8"/>
          <table:table-cell office:value-type="string" table:style-name="ce8">
            <text:p>K = Cave</text:p>
          </table:table-cell>
          <table:table-cell office:value-type="string" table:style-name="ce8">
            <text:p>L = Robotic Sort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6/07/2017</text:p>
          </table:table-cell>
          <table:table-cell office:value-type="string" table:style-name="ce8">
            <text:p>TC 2017 ARG #06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A</text:p>
          </table:table-cell>
          <table:table-cell table:style-name="ce38"/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5" table:formula="msoxl:= COUNTIF(C27:P27, &quot;S&quot;)" table:style-name="ce21">
            <text:p>5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27:P27, &quot;NH&quot;)" table:style-name="ce23">
            <text:p>12</text:p>
          </table:table-cell>
          <table:table-cell office:value-type="float" office:value="1" table:formula="msoxl:=IF((COUNTIF($A27:$N27, &quot;A&quot;) +  COUNTIF($A27:$N27, &quot;B&quot;) + COUNTIF($A27:$N27, &quot;M&quot;) + COUNTIF($A27:$N27, &quot;I&quot;) + Q27 = S27), &quot;CLEARED&quot;, COUNTIF($A27:$N27, &quot;A&quot;) +  COUNTIF($A27:$N27, &quot;B&quot;) + COUNTIF($A27:$N27, &quot;M&quot;) + COUNTIF($A27:$N27, &quot;I&quot;))" table:style-name="ce39">
            <text:p>1</text:p>
          </table:table-cell>
          <table:table-cell office:value-type="string" table:style-name="ce24">
            <text:p><text:a xlink:href="http://coj.uci.cu/contest/contestview.xhtml?cid=1606">http://coj.uci.cu/contest/contestview.xhtml?cid=1606</text:a></text:p>
          </table:table-cell>
          <table:table-cell table:style-name="ce8"/>
          <table:table-cell office:value-type="string" table:style-name="ce8">
            <text:p>A = Balanced Cow Subsets</text:p>
          </table:table-cell>
          <table:table-cell office:value-type="string" table:style-name="ce8">
            <text:p>B = Tilling Grid II</text:p>
          </table:table-cell>
          <table:table-cell office:value-type="string" table:style-name="ce8">
            <text:p>F = Fibonacci Neurotoxin II</text:p>
          </table:table-cell>
          <table:table-cell office:value-type="string" table:style-name="ce8">
            <text:p>I = Grid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27/07/2017</text:p>
          </table:table-cell>
          <table:table-cell office:value-type="string" table:style-name="ce8">
            <text:p>TC 2017 ARG #07 (ARG vs MUNDO)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___</text:p>
          </table:table-cell>
          <table:table-cell table:style-name="ce38"/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5" table:formula="msoxl:= COUNTIF(C28:P28, &quot;S&quot;)" table:style-name="ce21">
            <text:p>5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28:P28, &quot;NH&quot;)" table:style-name="ce23">
            <text:p>12</text:p>
          </table:table-cell>
          <table:table-cell office:value-type="float" office:value="0" table:formula="msoxl:=IF((COUNTIF($A28:$N28, &quot;A&quot;) +  COUNTIF($A28:$N28, &quot;B&quot;) + COUNTIF($A28:$N28, &quot;M&quot;) + COUNTIF($A28:$N28, &quot;I&quot;) + Q28 = S28), &quot;CLEARED&quot;, COUNTIF($A28:$N28, &quot;A&quot;) +  COUNTIF($A28:$N28, &quot;B&quot;) + COUNTIF($A28:$N28, &quot;M&quot;) + COUNTIF($A28:$N28, &quot;I&quot;))" table:style-name="ce39">
            <text:p>0</text:p>
          </table:table-cell>
          <table:table-cell office:value-type="string" table:style-name="ce8">
            <text:p>http://coj.uci.cu/contest/contestview.xhtml?cid=1601</text:p>
          </table:table-cell>
          <table:table-cell table:style-name="ce8"/>
          <table:table-cell office:value-type="string" table:style-name="ce8">
            <text:p>A = Race</text:p>
          </table:table-cell>
          <table:table-cell office:value-type="string" table:style-name="ce8">
            <text:p>H = Four Point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16/08/2017</text:p>
          </table:table-cell>
          <table:table-cell office:value-type="string" table:style-name="ce8">
            <text:p>NWERC 13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 COUNTIF(C29:P29, &quot;S&quot;)" table:style-name="ce21">
            <text:p>6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29:P29, &quot;NH&quot;)" table:style-name="ce23">
            <text:p>10</text:p>
          </table:table-cell>
          <table:table-cell office:value-type="float" office:value="0" table:formula="msoxl:=IF((COUNTIF($A29:$N29, &quot;A&quot;) +  COUNTIF($A29:$N29, &quot;B&quot;) + COUNTIF($A29:$N29, &quot;M&quot;) + COUNTIF($A29:$N29, &quot;I&quot;) + Q29 = S29), &quot;CLEARED&quot;, COUNTIF($A29:$N29, &quot;A&quot;) +  COUNTIF($A29:$N29, &quot;B&quot;) + COUNTIF($A29:$N29, &quot;M&quot;) + COUNTIF($A29:$N29, &quot;I&quot;))" table:style-name="ce39">
            <text:p>0</text:p>
          </table:table-cell>
          <table:table-cell office:value-type="string" table:style-name="ce24">
            <text:p><text:a xlink:href="http://codeforces.com/gym/100405">http://codeforces.com/gym/100405</text:a></text:p>
          </table:table-cell>
          <table:table-cell table:style-name="ce8"/>
          <table:table-cell office:value-type="string" table:style-name="ce8">
            <text:p>E = Exponential Towers</text:p>
          </table:table-cell>
          <table:table-cell office:value-type="string" table:style-name="ce8">
            <text:p>I = Infix to Prefix</text:p>
          </table:table-cell>
          <table:table-cell office:value-type="string" table:style-name="ce8">
            <text:p>J = Jingle Ball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table:style-name="ce2"/>
          <table:table-cell office:value-type="string" table:style-name="ce25">
            <text:p>Tap Brasilero o mexicano (RPC #n)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12" table:formula="msoxl:= COUNTIF(C30:P30, &quot;S&quot;)" table:style-name="ce21">
            <text:p>12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30:P30, &quot;NH&quot;)" table:style-name="ce23">
            <text:p>12</text:p>
          </table:table-cell>
          <table:table-cell office:value-type="string" office:string-value="CLEARED" table:formula="msoxl:=IF((COUNTIF($A30:$N30, &quot;A&quot;) +  COUNTIF($A30:$N30, &quot;B&quot;) + COUNTIF($A30:$N30, &quot;M&quot;) + COUNTIF($A30:$N30, &quot;I&quot;) + Q30 = S30), &quot;CLEARED&quot;, COUNTIF($A30:$N30, &quot;A&quot;) +  COUNTIF($A30:$N30, &quot;B&quot;) + COUNTIF($A30:$N30, &quot;M&quot;) + COUNTIF($A30:$N30, &quot;I&quot;))" table:style-name="ce39">
            <text:p>CLEARED</text:p>
          </table:table-cell>
          <table:table-cell table:number-columns-repeated="146" table:style-name="ce8"/>
          <table:table-cell table:number-columns-repeated="16218"/>
        </table:table-row>
        <table:table-row table:style-name="ro4">
          <table:table-cell office:value-type="string" table:style-name="ce2">
            <text:p>30/09/2017</text:p>
          </table:table-cell>
          <table:table-cell office:value-type="string" table:style-name="ce8">
            <text:p>Tap 2017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8" table:formula="msoxl:= COUNTIF(C31:P31, &quot;S&quot;)" table:style-name="ce21">
            <text:p>8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31:P31, &quot;NH&quot;)" table:style-name="ce23">
            <text:p>12</text:p>
          </table:table-cell>
          <table:table-cell office:value-type="string" office:string-value="CLEARED" table:formula="msoxl:=IF((COUNTIF($A31:$N31, &quot;A&quot;) +  COUNTIF($A31:$N31, &quot;B&quot;) + COUNTIF($A31:$N31, &quot;M&quot;) + COUNTIF($A31:$N31, &quot;I&quot;) + Q31 = S31), &quot;CLEARED&quot;, COUNTIF($A31:$N31, &quot;A&quot;) +  COUNTIF($A31:$N31, &quot;B&quot;) + COUNTIF($A31:$N31, &quot;M&quot;) + COUNTIF($A31:$N31, &quot;I&quot;))" table:style-name="ce39">
            <text:p>CLEARED</text:p>
          </table:table-cell>
          <table:table-cell table:number-columns-repeated="146" table:style-name="ce8"/>
          <table:table-cell table:number-columns-repeated="16218"/>
        </table:table-row>
        <table:table-row table:style-name="ro4">
          <table:table-cell office:value-type="string" table:style-name="ce2">
            <text:p>07/10/2017</text:p>
          </table:table-cell>
          <table:table-cell office:value-type="string" table:style-name="ce8">
            <text:p>14/15 Petrozavodsk Winter TC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3" table:formula="msoxl:= COUNTIF(C32:P32, &quot;S&quot;)" table:style-name="ce21">
            <text:p>3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32:P32, &quot;NH&quot;)" table:style-name="ce23">
            <text:p>10</text:p>
          </table:table-cell>
          <table:table-cell office:value-type="float" office:value="0" table:formula="msoxl:=IF((COUNTIF($A32:$N32, &quot;A&quot;) +  COUNTIF($A32:$N32, &quot;B&quot;) + COUNTIF($A32:$N32, &quot;M&quot;) + COUNTIF($A32:$N32, &quot;I&quot;) + Q32 = S32), &quot;CLEARED&quot;, COUNTIF($A32:$N32, &quot;A&quot;) +  COUNTIF($A32:$N32, &quot;B&quot;) + COUNTIF($A32:$N32, &quot;M&quot;) + COUNTIF($A32:$N32, &quot;I&quot;))" table:style-name="ce39">
            <text:p>0</text:p>
          </table:table-cell>
          <table:table-cell office:value-type="string" table:style-name="ce24">
            <text:p><text:a xlink:href="http://codeforces.com/gym/100958">http://codeforces.com/gym/100958</text:a></text:p>
          </table:table-cell>
          <table:table-cell table:style-name="ce8"/>
          <table:table-cell office:value-type="string" table:style-name="ce8">
            <text:p>B = Dictionary</text:p>
          </table:table-cell>
          <table:table-cell office:value-type="string" table:style-name="ce8">
            <text:p>J = Hyperrectangl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18/10/2017</text:p>
          </table:table-cell>
          <table:table-cell office:value-type="string" table:style-name="ce8">
            <text:p>NWERC 10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M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 COUNTIF(C33:P33, &quot;S&quot;)" table:style-name="ce21">
            <text:p>6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33:P33, &quot;NH&quot;)" table:style-name="ce23">
            <text:p>10</text:p>
          </table:table-cell>
          <table:table-cell office:value-type="float" office:value="1" table:formula="msoxl:=IF((COUNTIF($A33:$N33, &quot;A&quot;) +  COUNTIF($A33:$N33, &quot;B&quot;) + COUNTIF($A33:$N33, &quot;M&quot;) + COUNTIF($A33:$N33, &quot;I&quot;) + Q33 = S33), &quot;CLEARED&quot;, COUNTIF($A33:$N33, &quot;A&quot;) +  COUNTIF($A33:$N33, &quot;B&quot;) + COUNTIF($A33:$N33, &quot;M&quot;) + COUNTIF($A33:$N33, &quot;I&quot;))" table:style-name="ce39">
            <text:p>1</text:p>
          </table:table-cell>
          <table:table-cell office:value-type="string" table:style-name="ce8">
            <text:p>http://codeforces.com/gym/101404</text:p>
          </table:table-cell>
          <table:table-cell table:style-name="ce8"/>
          <table:table-cell office:value-type="string" table:style-name="ce8">
            <text:p>D = Hill Driving</text:p>
          </table:table-cell>
          <table:table-cell office:value-type="string" table:style-name="ce8">
            <text:p>G = Sellling Land</text:p>
          </table:table-cell>
          <table:table-cell table:number-columns-repeated="142" table:style-name="ce8"/>
          <table:table-cell table:number-columns-repeated="16218"/>
        </table:table-row>
        <table:table-row table:style-name="ro6">
          <table:table-cell office:value-type="string" table:style-name="ce2">
            <text:p>28/10/2017</text:p>
          </table:table-cell>
          <table:table-cell office:value-type="string" table:style-name="ce8">
            <text:p>NEERC 2017 Southern Subregional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M</text:p>
          </table:table-cell>
          <table:table-cell office:value-type="string" table:style-name="ce37">
            <text:p>M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float" office:value="7" table:formula="msoxl:= COUNTIF(C34:P34, &quot;S&quot;)" table:style-name="ce21">
            <text:p>7</text:p>
          </table:table-cell>
          <table:table-cell office:value-type="string" table:style-name="ce22">
            <text:p>de</text:p>
          </table:table-cell>
          <table:table-cell office:value-type="float" office:value="13" table:formula="msoxl:=14-COUNTIF(C34:P34, &quot;NH&quot;)" table:style-name="ce23">
            <text:p>13</text:p>
          </table:table-cell>
          <table:table-cell office:value-type="float" office:value="3" table:formula="msoxl:=IF((COUNTIF($A34:$N34, &quot;A&quot;) +  COUNTIF($A34:$N34, &quot;B&quot;) + COUNTIF($A34:$N34, &quot;M&quot;) + COUNTIF($A34:$N34, &quot;I&quot;) + Q34 = S34), &quot;CLEARED&quot;, COUNTIF($A34:$N34, &quot;A&quot;) +  COUNTIF($A34:$N34, &quot;B&quot;) + COUNTIF($A34:$N34, &quot;M&quot;) + COUNTIF($A34:$N34, &quot;I&quot;))" table:style-name="ce39">
            <text:p>3</text:p>
          </table:table-cell>
          <table:table-cell office:value-type="string" table:style-name="ce1">
            <text:p>http://codeforces.com/contest/883</text:p>
          </table:table-cell>
          <table:table-cell table:style-name="ce1"/>
          <table:table-cell office:value-type="string" table:style-name="ce8">
            <text:p>B = Berland Army</text:p>
          </table:table-cell>
          <table:table-cell office:value-type="string" table:style-name="ce8">
            <text:p>L = Berland Taxi</text:p>
          </table:table-cell>
          <table:table-cell table:style-name="ce1"/>
          <table:table-cell table:number-columns-repeated="141" table:style-name="ce8"/>
          <table:table-cell table:number-columns-repeated="16218"/>
        </table:table-row>
        <table:table-row table:style-name="ro7">
          <table:table-cell office:value-type="string" table:style-name="ce2">
            <text:p>30/10/2017</text:p>
          </table:table-cell>
          <table:table-cell office:value-type="string" table:style-name="ce26">
            <text:p>NWERC 2015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7" table:formula="msoxl:= COUNTIF(C35:P35, &quot;S&quot;)" table:style-name="ce21">
            <text:p>7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35:P35, &quot;NH&quot;)" table:style-name="ce23">
            <text:p>11</text:p>
          </table:table-cell>
          <table:table-cell office:value-type="float" office:value="0" table:formula="msoxl:=IF((COUNTIF($A35:$N35, &quot;A&quot;) +  COUNTIF($A35:$N35, &quot;B&quot;) + COUNTIF($A35:$N35, &quot;M&quot;) + COUNTIF($A35:$N35, &quot;I&quot;) + Q35 = S35), &quot;CLEARED&quot;, COUNTIF($A35:$N35, &quot;A&quot;) +  COUNTIF($A35:$N35, &quot;B&quot;) + COUNTIF($A35:$N35, &quot;M&quot;) + COUNTIF($A35:$N35, &quot;I&quot;))" table:style-name="ce39">
            <text:p>0</text:p>
          </table:table-cell>
          <table:table-cell office:value-type="string" table:style-name="ce24">
            <text:p><text:a xlink:href="http://codeforces.com/gym/101485">http://codeforces.com/gym/101485</text:a></text:p>
          </table:table-cell>
          <table:table-cell table:style-name="ce8"/>
          <table:table-cell office:value-type="string" table:style-name="ce8">
            <text:p>B = Better Productivity</text:p>
          </table:table-cell>
          <table:table-cell office:value-type="string" table:style-name="ce8">
            <text:p>G = Guessing Camels</text:p>
          </table:table-cell>
          <table:table-cell table:number-columns-repeated="142" table:style-name="ce8"/>
          <table:table-cell table:number-columns-repeated="16218"/>
        </table:table-row>
        <table:table-row table:style-name="ro7">
          <table:table-cell office:value-type="string" table:style-name="ce2">
            <text:p>11/11/2017</text:p>
          </table:table-cell>
          <table:table-cell office:value-type="string" table:style-name="ce26">
            <text:p>NEERC 2017 Northern Subregional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 COUNTIF(C36:P36, &quot;S&quot;)" table:style-name="ce21">
            <text:p>6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36:P36, &quot;NH&quot;)" table:style-name="ce23">
            <text:p>12</text:p>
          </table:table-cell>
          <table:table-cell office:value-type="float" office:value="0" table:formula="msoxl:=IF((COUNTIF($A36:$N36, &quot;A&quot;) +  COUNTIF($A36:$N36, &quot;B&quot;) + COUNTIF($A36:$N36, &quot;M&quot;) + COUNTIF($A36:$N36, &quot;I&quot;) + Q36 = S36), &quot;CLEARED&quot;, COUNTIF($A36:$N36, &quot;A&quot;) +  COUNTIF($A36:$N36, &quot;B&quot;) + COUNTIF($A36:$N36, &quot;M&quot;) + COUNTIF($A36:$N36, &quot;I&quot;))" table:style-name="ce39">
            <text:p>0</text:p>
          </table:table-cell>
          <table:table-cell office:value-type="string" table:style-name="ce8">
            <text:p>http://codeforces.com/gym/101612</text:p>
          </table:table-cell>
          <table:table-cell table:style-name="ce8"/>
          <table:table-cell office:value-type="string" table:style-name="ce8">
            <text:p>D = Dividing Marbles</text:p>
          </table:table-cell>
          <table:table-cell office:value-type="string" table:style-name="ce8">
            <text:p>E = Equal Numbers</text:p>
          </table:table-cell>
          <table:table-cell office:value-type="string" table:style-name="ce8">
            <text:p>H = Hidden Supervisor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15/11/2017</text:p>
          </table:table-cell>
          <table:table-cell office:value-type="string" table:style-name="ce26">
            <text:p>UKIEPC 2017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9" table:formula="msoxl:= COUNTIF(C37:P37, &quot;S&quot;)" table:style-name="ce21">
            <text:p>9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37:P37, &quot;NH&quot;)" table:style-name="ce23">
            <text:p>12</text:p>
          </table:table-cell>
          <table:table-cell office:value-type="float" office:value="2" table:formula="msoxl:=IF((COUNTIF($A37:$N37, &quot;A&quot;) +  COUNTIF($A37:$N37, &quot;B&quot;) + COUNTIF($A37:$N37, &quot;M&quot;) + COUNTIF($A37:$N37, &quot;I&quot;) + Q37 = S37), &quot;CLEARED&quot;, COUNTIF($A37:$N37, &quot;A&quot;) +  COUNTIF($A37:$N37, &quot;B&quot;) + COUNTIF($A37:$N37, &quot;M&quot;) + COUNTIF($A37:$N37, &quot;I&quot;))" table:style-name="ce39">
            <text:p>2</text:p>
          </table:table-cell>
          <table:table-cell office:value-type="string" table:style-name="ce24">
            <text:p><text:a xlink:href="http://codeforces.com/gym/101606">http://codeforces.com/gym/101606</text:a></text:p>
          </table:table-cell>
          <table:table-cell table:style-name="ce8"/>
          <table:table-cell office:value-type="string" table:style-name="ce8">
            <text:p>G = Gentlebots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string" table:style-name="ce2">
            <text:p>20/11/2017</text:p>
          </table:table-cell>
          <table:table-cell office:value-type="string" table:style-name="ce8">
            <text:p>ICPC Regional Latin America 2017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float" office:value="8" table:formula="msoxl:= COUNTIF(C38:P38, &quot;S&quot;)" table:style-name="ce21">
            <text:p>8</text:p>
          </table:table-cell>
          <table:table-cell office:value-type="string" table:style-name="ce22">
            <text:p>de</text:p>
          </table:table-cell>
          <table:table-cell office:value-type="float" office:value="13" table:formula="msoxl:=14-COUNTIF(C38:P38, &quot;NH&quot;)" table:style-name="ce23">
            <text:p>13</text:p>
          </table:table-cell>
          <table:table-cell office:value-type="float" office:value="1" table:formula="msoxl:=IF((COUNTIF($A38:$N38, &quot;A&quot;) +  COUNTIF($A38:$N38, &quot;B&quot;) + COUNTIF($A38:$N38, &quot;M&quot;) + COUNTIF($A38:$N38, &quot;I&quot;) + Q38 = S38), &quot;CLEARED&quot;, COUNTIF($A38:$N38, &quot;A&quot;) +  COUNTIF($A38:$N38, &quot;B&quot;) + COUNTIF($A38:$N38, &quot;M&quot;) + COUNTIF($A38:$N38, &quot;I&quot;))" table:style-name="ce39">
            <text:p>1</text:p>
          </table:table-cell>
          <table:table-cell office:value-type="string" table:style-name="ce24">
            <text:p><text:a xlink:href="http://matcomgrader.com/contest/standing/6227">http://matcomgrader.com/contest/standing/6227</text:a></text:p>
          </table:table-cell>
          <table:table-cell table:style-name="ce8"/>
          <table:table-cell office:value-type="string" table:style-name="ce8">
            <text:p>L = Linearville</text:p>
          </table:table-cell>
          <table:table-cell office:value-type="string" table:style-name="ce8">
            <text:p>M = Marblecoi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5/11/2017</text:p>
          </table:table-cell>
          <table:table-cell office:value-type="string" table:style-name="ce8">
            <text:p>RPC #14</text:p>
          </table:table-cell>
          <table:table-cell table:style-name="ce38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table:style-name="ce38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4" table:formula="msoxl:= COUNTIF(C39:P39, &quot;S&quot;)" table:style-name="ce21">
            <text:p>4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39:P39, &quot;NH&quot;)" table:style-name="ce23">
            <text:p>10</text:p>
          </table:table-cell>
          <table:table-cell office:value-type="float" office:value="0" table:formula="msoxl:=IF((COUNTIF($A39:$N39, &quot;A&quot;) +  COUNTIF($A39:$N39, &quot;B&quot;) + COUNTIF($A39:$N39, &quot;M&quot;) + COUNTIF($A39:$N39, &quot;I&quot;) + Q39 = S39), &quot;CLEARED&quot;, COUNTIF($A39:$N39, &quot;A&quot;) +  COUNTIF($A39:$N39, &quot;B&quot;) + COUNTIF($A39:$N39, &quot;M&quot;) + COUNTIF($A39:$N39, &quot;I&quot;))" table:style-name="ce39">
            <text:p>0</text:p>
          </table:table-cell>
          <table:table-cell office:value-type="string" table:style-name="ce8">
            <text:p>http://redprogramacioncompetitiva.com/contests/2017/14/</text:p>
          </table:table-cell>
          <table:table-cell table:style-name="ce8"/>
          <table:table-cell office:value-type="string" table:style-name="ce8">
            <text:p>D = Rotating Display</text:p>
          </table:table-cell>
          <table:table-cell office:value-type="string" table:style-name="ce8">
            <text:p>E = Fence</text:p>
          </table:table-cell>
          <table:table-cell office:value-type="string" table:style-name="ce8">
            <text:p>F = Tree Stands</text:p>
          </table:table-cell>
          <table:table-cell office:value-type="string" table:style-name="ce8">
            <text:p>G = Orchard Division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02/12/2017</text:p>
          </table:table-cell>
          <table:table-cell office:value-type="string" table:style-name="ce8">
            <text:p>SWERC 15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7" table:formula="msoxl:= COUNTIF(C40:P40, &quot;S&quot;)" table:style-name="ce21">
            <text:p>7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40:P40, &quot;NH&quot;)" table:style-name="ce23">
            <text:p>10</text:p>
          </table:table-cell>
          <table:table-cell office:value-type="float" office:value="0" table:formula="msoxl:=IF((COUNTIF($A40:$N40, &quot;A&quot;) +  COUNTIF($A40:$N40, &quot;B&quot;) + COUNTIF($A40:$N40, &quot;M&quot;) + COUNTIF($A40:$N40, &quot;I&quot;) + Q40 = S40), &quot;CLEARED&quot;, COUNTIF($A40:$N40, &quot;A&quot;) +  COUNTIF($A40:$N40, &quot;B&quot;) + COUNTIF($A40:$N40, &quot;M&quot;) + COUNTIF($A40:$N40, &quot;I&quot;))" table:style-name="ce39">
            <text:p>0</text:p>
          </table:table-cell>
          <table:table-cell office:value-type="string" table:style-name="ce8">
            <text:p>http://codeforces.com/gym/101128</text:p>
          </table:table-cell>
          <table:table-cell table:style-name="ce8"/>
          <table:table-cell office:value-type="string" table:style-name="ce8">
            <text:p>A = Promotions</text:p>
          </table:table-cell>
          <table:table-cell office:value-type="string" table:style-name="ce8">
            <text:p>F = Landscaping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08/12/2017</text:p>
          </table:table-cell>
          <table:table-cell office:value-type="string" table:style-name="ce8">
            <text:p>NWERC 14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7" table:formula="msoxl:= COUNTIF(C41:P41, &quot;S&quot;)" table:style-name="ce21">
            <text:p>7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41:P41, &quot;NH&quot;)" table:style-name="ce23">
            <text:p>11</text:p>
          </table:table-cell>
          <table:table-cell office:value-type="float" office:value="0" table:formula="msoxl:=IF((COUNTIF($A41:$N41, &quot;A&quot;) +  COUNTIF($A41:$N41, &quot;B&quot;) + COUNTIF($A41:$N41, &quot;M&quot;) + COUNTIF($A41:$N41, &quot;I&quot;) + Q41 = S41), &quot;CLEARED&quot;, COUNTIF($A41:$N41, &quot;A&quot;) +  COUNTIF($A41:$N41, &quot;B&quot;) + COUNTIF($A41:$N41, &quot;M&quot;) + COUNTIF($A41:$N41, &quot;I&quot;))" table:style-name="ce39">
            <text:p>0</text:p>
          </table:table-cell>
          <table:table-cell office:value-type="string" table:style-name="ce24">
            <text:p><text:a xlink:href="http://codeforces.com/gym/101482">http://codeforces.com/gym/101482</text:a></text:p>
          </table:table-cell>
          <table:table-cell table:style-name="ce8"/>
          <table:table-cell office:value-type="string" table:style-name="ce8">
            <text:p>G = Gathering</text:p>
          </table:table-cell>
          <table:table-cell office:value-type="string" table:style-name="ce8">
            <text:p>I = Indoorienteering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5">
            <text:p>Fecha</text:p>
          </table:table-cell>
          <table:table-cell office:value-type="string" table:style-name="ce16">
            <text:p>Nombre de la competencia</text:p>
          </table:table-cell>
          <table:table-cell office:value-type="string" table:style-name="ce17">
            <text:p>A</text:p>
          </table:table-cell>
          <table:table-cell office:value-type="string" table:style-name="ce17">
            <text:p>B</text:p>
          </table:table-cell>
          <table:table-cell office:value-type="string" table:style-name="ce17">
            <text:p>C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E</text:p>
          </table:table-cell>
          <table:table-cell office:value-type="string" table:style-name="ce17">
            <text:p>F</text:p>
          </table:table-cell>
          <table:table-cell office:value-type="string" table:style-name="ce17">
            <text:p>G</text:p>
          </table:table-cell>
          <table:table-cell office:value-type="string" table:style-name="ce17">
            <text:p>H</text:p>
          </table:table-cell>
          <table:table-cell office:value-type="string" table:style-name="ce17">
            <text:p>I</text:p>
          </table:table-cell>
          <table:table-cell office:value-type="string" table:style-name="ce17">
            <text:p>J</text:p>
          </table:table-cell>
          <table:table-cell office:value-type="string" table:style-name="ce17">
            <text:p>K</text:p>
          </table:table-cell>
          <table:table-cell office:value-type="string" table:style-name="ce17">
            <text:p>L</text:p>
          </table:table-cell>
          <table:table-cell office:value-type="string" table:style-name="ce17">
            <text:p>M</text:p>
          </table:table-cell>
          <table:table-cell office:value-type="string" table:style-name="ce17">
            <text:p>N</text:p>
          </table:table-cell>
          <table:table-cell office:value-type="string" table:number-columns-spanned="3" table:number-rows-spanned="1" table:style-name="ce31">
            <text:p>Puntaje</text:p>
          </table:table-cell>
          <table:covered-table-cell table:number-columns-repeated="2"/>
          <table:table-cell office:value-type="string" table:style-name="ce40">
            <text:p>Off Contest</text:p>
          </table:table-cell>
          <table:table-cell office:value-type="string" table:style-name="ce16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string" table:style-name="ce2">
            <text:p>15/01/2018</text:p>
          </table:table-cell>
          <table:table-cell office:value-type="string" table:style-name="ce8">
            <text:p>ICPC Regional Latin America 2009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9" table:formula="msoxl:= COUNTIF(C43:P43, &quot;S&quot;)" table:style-name="ce21">
            <text:p>9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43:P43, &quot;NH&quot;)" table:style-name="ce23">
            <text:p>11</text:p>
          </table:table-cell>
          <table:table-cell office:value-type="float" office:value="1" table:formula="msoxl:=IF((COUNTIF($A43:$N43, &quot;A&quot;) +  COUNTIF($A43:$N43, &quot;B&quot;) + COUNTIF($A43:$N43, &quot;M&quot;) + COUNTIF($A43:$N43, &quot;I&quot;) + Q43 = S43), &quot;CLEARED&quot;, COUNTIF($A43:$N43, &quot;A&quot;) +  COUNTIF($A43:$N43, &quot;B&quot;) + COUNTIF($A43:$N43, &quot;M&quot;) + COUNTIF($A43:$N43, &quot;I&quot;))" table:style-name="ce39">
            <text:p>1</text:p>
          </table:table-cell>
          <table:table-cell office:value-type="string" table:style-name="ce24">
            <text:p><text:a xlink:href="http://matcomgrader.com/contest/problems/6219">http://matcomgrader.com/contest/problems/6219</text:a></text:p>
          </table:table-cell>
          <table:table-cell table:style-name="ce8"/>
          <table:table-cell office:value-type="string" table:style-name="ce8">
            <text:p>F = File Recover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string" table:style-name="ce2">
            <text:p>23/01/2018</text:p>
          </table:table-cell>
          <table:table-cell office:value-type="string" table:style-name="ce8">
            <text:p>TC 2018 BRA #02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B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3" table:formula="msoxl:= COUNTIF(C44:P44, &quot;S&quot;)" table:style-name="ce21">
            <text:p>3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44:P44, &quot;NH&quot;)" table:style-name="ce23">
            <text:p>10</text:p>
          </table:table-cell>
          <table:table-cell office:value-type="float" office:value="4" table:formula="msoxl:=IF((COUNTIF($A44:$N44, &quot;A&quot;) +  COUNTIF($A44:$N44, &quot;B&quot;) + COUNTIF($A44:$N44, &quot;M&quot;) + COUNTIF($A44:$N44, &quot;I&quot;) + Q44 = S44), &quot;CLEARED&quot;, COUNTIF($A44:$N44, &quot;A&quot;) +  COUNTIF($A44:$N44, &quot;B&quot;) + COUNTIF($A44:$N44, &quot;M&quot;) + COUNTIF($A44:$N44, &quot;I&quot;))" table:style-name="ce39">
            <text:p>4</text:p>
          </table:table-cell>
          <table:table-cell office:value-type="string" table:style-name="ce1">
            <text:p>http://codeforces.com/group/3qadGzUdR4/contest/101707</text:p>
          </table:table-cell>
          <table:table-cell table:style-name="ce8"/>
          <table:table-cell office:value-type="string" table:style-name="ce8">
            <text:p>G = Largest Quad</text:p>
          </table:table-cell>
          <table:table-cell office:value-type="string" table:style-name="ce8">
            <text:p>I = Most Far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4/01/2018</text:p>
          </table:table-cell>
          <table:table-cell office:value-type="string" table:style-name="ce8">
            <text:p>TC 2018 BRA #03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8">
            <text:p>S</text:p>
          </table:table-cell>
          <table:table-cell office:value-type="string" table:style-name="ce37">
            <text:p>___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 COUNTIF(C45:P45, &quot;S&quot;)" table:style-name="ce21">
            <text:p>6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45:P45, &quot;NH&quot;)" table:style-name="ce23">
            <text:p>12</text:p>
          </table:table-cell>
          <table:table-cell office:value-type="float" office:value="0" table:formula="msoxl:=IF((COUNTIF($A45:$N45, &quot;A&quot;) +  COUNTIF($A45:$N45, &quot;B&quot;) + COUNTIF($A45:$N45, &quot;M&quot;) + COUNTIF($A45:$N45, &quot;I&quot;) + Q45 = S45), &quot;CLEARED&quot;, COUNTIF($A45:$N45, &quot;A&quot;) +  COUNTIF($A45:$N45, &quot;B&quot;) + COUNTIF($A45:$N45, &quot;M&quot;) + COUNTIF($A45:$N45, &quot;I&quot;))" table:style-name="ce39">
            <text:p>0</text:p>
          </table:table-cell>
          <table:table-cell office:value-type="string" table:style-name="ce8">
            <text:p>http://codeforces.com/group/3qadGzUdR4/contest/219464</text:p>
          </table:table-cell>
          <table:table-cell table:style-name="ce8"/>
          <table:table-cell office:value-type="string" table:style-name="ce8">
            <text:p>F = Flight To Mars</text:p>
          </table:table-cell>
          <table:table-cell office:value-type="string" table:style-name="ce8">
            <text:p>H = Hadron Trip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6/01/2018</text:p>
          </table:table-cell>
          <table:table-cell office:value-type="string" table:style-name="ce8">
            <text:p>TC 2018 BRA #04</text:p>
          </table:table-cell>
          <table:table-cell office:value-type="string" table:style-name="ce37">
            <text:p>M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 COUNTIF(C46:P46, &quot;S&quot;)" table:style-name="ce21">
            <text:p>6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46:P46, &quot;NH&quot;)" table:style-name="ce23">
            <text:p>11</text:p>
          </table:table-cell>
          <table:table-cell office:value-type="float" office:value="1" table:formula="msoxl:=IF((COUNTIF($A46:$N46, &quot;A&quot;) +  COUNTIF($A46:$N46, &quot;B&quot;) + COUNTIF($A46:$N46, &quot;M&quot;) + COUNTIF($A46:$N46, &quot;I&quot;) + Q46 = S46), &quot;CLEARED&quot;, COUNTIF($A46:$N46, &quot;A&quot;) +  COUNTIF($A46:$N46, &quot;B&quot;) + COUNTIF($A46:$N46, &quot;M&quot;) + COUNTIF($A46:$N46, &quot;I&quot;))" table:style-name="ce39">
            <text:p>1</text:p>
          </table:table-cell>
          <table:table-cell office:value-type="string" table:style-name="ce8">
            <text:p>http://codeforces.com/group/3qadGzUdR4/contest/219560</text:p>
          </table:table-cell>
          <table:table-cell table:style-name="ce8"/>
          <table:table-cell office:value-type="string" table:style-name="ce8">
            <text:p>D = Drive Through MegaCity</text:p>
          </table:table-cell>
          <table:table-cell office:value-type="string" table:style-name="ce8">
            <text:p>K = KINA Is Not Abbreviatio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7/01/2018</text:p>
          </table:table-cell>
          <table:table-cell office:value-type="string" table:style-name="ce8">
            <text:p>TC 2018 BRA #05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 COUNTIF(C47:P47, &quot;S&quot;)" table:style-name="ce21">
            <text:p>6</text:p>
          </table:table-cell>
          <table:table-cell office:value-type="string" table:style-name="ce22">
            <text:p>de</text:p>
          </table:table-cell>
          <table:table-cell office:value-type="float" office:value="9" table:formula="msoxl:=14-COUNTIF(C47:P47, &quot;NH&quot;)" table:style-name="ce23">
            <text:p>9</text:p>
          </table:table-cell>
          <table:table-cell office:value-type="float" office:value="0" table:formula="msoxl:=IF((COUNTIF($A47:$N47, &quot;A&quot;) +  COUNTIF($A47:$N47, &quot;B&quot;) + COUNTIF($A47:$N47, &quot;M&quot;) + COUNTIF($A47:$N47, &quot;I&quot;) + Q47 = S47), &quot;CLEARED&quot;, COUNTIF($A47:$N47, &quot;A&quot;) +  COUNTIF($A47:$N47, &quot;B&quot;) + COUNTIF($A47:$N47, &quot;M&quot;) + COUNTIF($A47:$N47, &quot;I&quot;))" table:style-name="ce39">
            <text:p>0</text:p>
          </table:table-cell>
          <table:table-cell office:value-type="string" table:style-name="ce8">
            <text:p>http://codeforces.com/group/3qadGzUdR4/contest/101711</text:p>
          </table:table-cell>
          <table:table-cell table:style-name="ce8"/>
          <table:table-cell office:value-type="string" table:style-name="ce8">
            <text:p>A = Two Strings</text:p>
          </table:table-cell>
          <table:table-cell office:value-type="string" table:style-name="ce8">
            <text:p>F = Censored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9/01/2018</text:p>
          </table:table-cell>
          <table:table-cell office:value-type="string" table:style-name="ce8">
            <text:p>TC 2018 BRA #06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U</text:p>
          </table:table-cell>
          <table:table-cell office:value-type="string" table:style-name="ce37">
            <text:p>B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8">
            <text:p>___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4" table:formula="msoxl:= COUNTIF(C48:P48, &quot;S&quot;)" table:style-name="ce21">
            <text:p>4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48:P48, &quot;NH&quot;)" table:style-name="ce23">
            <text:p>11</text:p>
          </table:table-cell>
          <table:table-cell office:value-type="float" office:value="1" table:formula="msoxl:=IF((COUNTIF($A48:$N48, &quot;A&quot;) +  COUNTIF($A48:$N48, &quot;B&quot;) + COUNTIF($A48:$N48, &quot;M&quot;) + COUNTIF($A48:$N48, &quot;I&quot;) + Q48 = S48), &quot;CLEARED&quot;, COUNTIF($A48:$N48, &quot;A&quot;) +  COUNTIF($A48:$N48, &quot;B&quot;) + COUNTIF($A48:$N48, &quot;M&quot;) + COUNTIF($A48:$N48, &quot;I&quot;))" table:style-name="ce39">
            <text:p>1</text:p>
          </table:table-cell>
          <table:table-cell office:value-type="string" table:style-name="ce8">
            <text:p>https://sio2.mimuw.edu.pl/c/brazil-2018-day1/p/</text:p>
          </table:table-cell>
          <table:table-cell table:style-name="ce8"/>
          <table:table-cell office:value-type="string" table:style-name="ce8">
            <text:p>C = Nim With a Twist</text:p>
          </table:table-cell>
          <table:table-cell office:value-type="string" table:style-name="ce8">
            <text:p>H = Cloakroom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30/01/2018</text:p>
          </table:table-cell>
          <table:table-cell office:value-type="string" table:style-name="ce8">
            <text:p>TC 2018 BRA #07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table:style-name="ce37"/>
          <table:table-cell table:style-name="ce38"/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3" table:formula="msoxl:= COUNTIF(C49:P49, &quot;S&quot;)" table:style-name="ce21">
            <text:p>3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49:P49, &quot;NH&quot;)" table:style-name="ce23">
            <text:p>12</text:p>
          </table:table-cell>
          <table:table-cell office:value-type="float" office:value="0" table:formula="msoxl:=IF((COUNTIF($A49:$N49, &quot;A&quot;) +  COUNTIF($A49:$N49, &quot;B&quot;) + COUNTIF($A49:$N49, &quot;M&quot;) + COUNTIF($A49:$N49, &quot;I&quot;) + Q49 = S49), &quot;CLEARED&quot;, COUNTIF($A49:$N49, &quot;A&quot;) +  COUNTIF($A49:$N49, &quot;B&quot;) + COUNTIF($A49:$N49, &quot;M&quot;) + COUNTIF($A49:$N49, &quot;I&quot;))" table:style-name="ce39">
            <text:p>0</text:p>
          </table:table-cell>
          <table:table-cell office:value-type="string" table:style-name="ce8">
            <text:p>https://sio2.mimuw.edu.pl/c/brazil-2018-day1/p/</text:p>
          </table:table-cell>
          <table:table-cell table:style-name="ce8"/>
          <table:table-cell office:value-type="string" table:style-name="ce8">
            <text:p>A = Album of Numbers</text:p>
          </table:table-cell>
          <table:table-cell office:value-type="string" table:style-name="ce8">
            <text:p>G = Board Game</text:p>
          </table:table-cell>
          <table:table-cell office:value-type="string" table:style-name="ce8">
            <text:p>K = Blocks</text:p>
          </table:table-cell>
          <table:table-cell office:value-type="string" table:style-name="ce8">
            <text:p>L = Postman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31/01/2018</text:p>
          </table:table-cell>
          <table:table-cell office:value-type="string" table:style-name="ce8">
            <text:p>TC 2018 BRA #08</text:p>
          </table:table-cell>
          <table:table-cell office:value-type="string" table:style-name="ce37">
            <text:p>U</text:p>
          </table:table-cell>
          <table:table-cell table:style-name="ce37"/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M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8">
            <text:p>U</text:p>
          </table:table-cell>
          <table:table-cell table:style-name="ce37"/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2" table:formula="msoxl:= COUNTIF(C50:P50, &quot;S&quot;)" table:style-name="ce21">
            <text:p>2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50:P50, &quot;NH&quot;)" table:style-name="ce23">
            <text:p>10</text:p>
          </table:table-cell>
          <table:table-cell office:value-type="float" office:value="1" table:formula="msoxl:=IF((COUNTIF($A50:$N50, &quot;A&quot;) +  COUNTIF($A50:$N50, &quot;B&quot;) + COUNTIF($A50:$N50, &quot;M&quot;) + COUNTIF($A50:$N50, &quot;I&quot;) + Q50 = S50), &quot;CLEARED&quot;, COUNTIF($A50:$N50, &quot;A&quot;) +  COUNTIF($A50:$N50, &quot;B&quot;) + COUNTIF($A50:$N50, &quot;M&quot;) + COUNTIF($A50:$N50, &quot;I&quot;))" table:style-name="ce39">
            <text:p>1</text:p>
          </table:table-cell>
          <table:table-cell office:value-type="string" table:style-name="ce8">
            <text:p>https://sio2.mimuw.edu.pl/c/brazil-2018-day1/p/</text:p>
          </table:table-cell>
          <table:table-cell table:style-name="ce8"/>
          <table:table-cell office:value-type="string" table:style-name="ce8">
            <text:p>A = Game</text:p>
          </table:table-cell>
          <table:table-cell office:value-type="string" table:style-name="ce8">
            <text:p>E = Furniture</text:p>
          </table:table-cell>
          <table:table-cell office:value-type="string" table:style-name="ce8">
            <text:p>H = Return of the Cliquers</text:p>
          </table:table-cell>
          <table:table-cell office:value-type="string" table:style-name="ce8">
            <text:p>I = Variety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date" office:date-value="2018-02-02T00:00:00" table:style-name="ce19">
            <text:p>2/2/2018</text:p>
          </table:table-cell>
          <table:table-cell office:value-type="string" table:style-name="ce8">
            <text:p>TC 2018 BRA #09</text:p>
          </table:table-cell>
          <table:table-cell office:value-type="string" table:style-name="ce37">
            <text:p>M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table:style-name="ce38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5" table:formula="msoxl:= COUNTIF(C51:P51, &quot;S&quot;)" table:style-name="ce21">
            <text:p>5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51:P51, &quot;NH&quot;)" table:style-name="ce23">
            <text:p>12</text:p>
          </table:table-cell>
          <table:table-cell office:value-type="float" office:value="1" table:formula="msoxl:=IF((COUNTIF($A51:$N51, &quot;A&quot;) +  COUNTIF($A51:$N51, &quot;B&quot;) + COUNTIF($A51:$N51, &quot;M&quot;) + COUNTIF($A51:$N51, &quot;I&quot;) + Q51 = S51), &quot;CLEARED&quot;, COUNTIF($A51:$N51, &quot;A&quot;) +  COUNTIF($A51:$N51, &quot;B&quot;) + COUNTIF($A51:$N51, &quot;M&quot;) + COUNTIF($A51:$N51, &quot;I&quot;))" table:style-name="ce39">
            <text:p>1</text:p>
          </table:table-cell>
          <table:table-cell office:value-type="string" table:style-name="ce8">
            <text:p>https://sio2.mimuw.edu.pl/c/brazil-2018-day1/p/</text:p>
          </table:table-cell>
          <table:table-cell table:style-name="ce8"/>
          <table:table-cell office:value-type="string" table:style-name="ce8">
            <text:p>E = Taxi</text:p>
          </table:table-cell>
          <table:table-cell office:value-type="string" table:style-name="ce8">
            <text:p>H = Anagram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4/02/2018</text:p>
          </table:table-cell>
          <table:table-cell office:value-type="string" table:style-name="ce8">
            <text:p>NEERC 17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8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4" table:formula="msoxl:= COUNTIF(C52:P52, &quot;S&quot;)" table:style-name="ce21">
            <text:p>4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52:P52, &quot;NH&quot;)" table:style-name="ce23">
            <text:p>12</text:p>
          </table:table-cell>
          <table:table-cell office:value-type="float" office:value="0" table:formula="msoxl:=IF((COUNTIF($A52:$N52, &quot;A&quot;) +  COUNTIF($A52:$N52, &quot;B&quot;) + COUNTIF($A52:$N52, &quot;M&quot;) + COUNTIF($A52:$N52, &quot;I&quot;) + Q52 = S52), &quot;CLEARED&quot;, COUNTIF($A52:$N52, &quot;A&quot;) +  COUNTIF($A52:$N52, &quot;B&quot;) + COUNTIF($A52:$N52, &quot;M&quot;) + COUNTIF($A52:$N52, &quot;I&quot;))" table:style-name="ce39">
            <text:p>0</text:p>
          </table:table-cell>
          <table:table-cell office:value-type="string" table:style-name="ce24">
            <text:p><text:a xlink:href="http://codeforces.com/gym/101630">http://codeforces.com/gym/101630</text:a></text:p>
          </table:table-cell>
          <table:table-cell table:style-name="ce8"/>
          <table:table-cell office:value-type="string" table:style-name="ce8">
            <text:p>A = Archery Tournament</text:p>
          </table:table-cell>
          <table:table-cell office:value-type="string" table:style-name="ce8">
            <text:p>L = Laminar Family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03T00:00:00" table:style-name="ce19">
            <text:p>3/3/2018</text:p>
          </table:table-cell>
          <table:table-cell office:value-type="string" table:style-name="ce8">
            <text:p>UKIEPC 2015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S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float" office:value="5" table:formula="msoxl:= COUNTIF(C53:P53, &quot;S&quot;)" table:style-name="ce21">
            <text:p>5</text:p>
          </table:table-cell>
          <table:table-cell office:value-type="string" table:style-name="ce22">
            <text:p>de</text:p>
          </table:table-cell>
          <table:table-cell office:value-type="float" office:value="13" table:formula="msoxl:=14-COUNTIF(C53:P53, &quot;NH&quot;)" table:style-name="ce23">
            <text:p>13</text:p>
          </table:table-cell>
          <table:table-cell office:value-type="float" office:value="3" table:formula="msoxl:=IF((COUNTIF($A53:$N53, &quot;A&quot;) +  COUNTIF($A53:$N53, &quot;B&quot;) + COUNTIF($A53:$N53, &quot;M&quot;) + COUNTIF($A53:$N53, &quot;I&quot;) + Q53 = S53), &quot;CLEARED&quot;, COUNTIF($A53:$N53, &quot;A&quot;) +  COUNTIF($A53:$N53, &quot;B&quot;) + COUNTIF($A53:$N53, &quot;M&quot;) + COUNTIF($A53:$N53, &quot;I&quot;))" table:style-name="ce39">
            <text:p>3</text:p>
          </table:table-cell>
          <table:table-cell office:value-type="string" table:style-name="ce8">
            <text:p>http://codeforces.com/gym/100800</text:p>
          </table:table-cell>
          <table:table-cell table:style-name="ce8"/>
          <table:table-cell office:value-type="string" table:style-name="ce8">
            <text:p>A = Aqueduct Construcion</text:p>
          </table:table-cell>
          <table:table-cell office:value-type="string" table:style-name="ce8">
            <text:p>E = Rainfal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10T00:00:00" table:style-name="ce19">
            <text:p>3/10/2018</text:p>
          </table:table-cell>
          <table:table-cell office:value-type="string" table:style-name="ce8">
            <text:p>RPC #03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B</text:p>
          </table:table-cell>
          <table:table-cell office:value-type="string" table:style-name="ce38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7" table:formula="msoxl:= COUNTIF(C54:P54, &quot;S&quot;)" table:style-name="ce21">
            <text:p>7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54:P54, &quot;NH&quot;)" table:style-name="ce23">
            <text:p>11</text:p>
          </table:table-cell>
          <table:table-cell office:value-type="float" office:value="3" table:formula="msoxl:=IF((COUNTIF($A54:$N54, &quot;A&quot;) +  COUNTIF($A54:$N54, &quot;B&quot;) + COUNTIF($A54:$N54, &quot;M&quot;) + COUNTIF($A54:$N54, &quot;I&quot;) + Q54 = S54), &quot;CLEARED&quot;, COUNTIF($A54:$N54, &quot;A&quot;) +  COUNTIF($A54:$N54, &quot;B&quot;) + COUNTIF($A54:$N54, &quot;M&quot;) + COUNTIF($A54:$N54, &quot;I&quot;))" table:style-name="ce39">
            <text:p>3</text:p>
          </table:table-cell>
          <table:table-cell office:value-type="string" table:style-name="ce24">
            <text:p><text:a xlink:href="http://redprogramacioncompetitiva.com/contests/2018/02/">http://redprogramacioncompetitiva.com/contests/2018/02/</text:a></text:p>
          </table:table-cell>
          <table:table-cell table:style-name="ce8"/>
          <table:table-cell office:value-type="string" table:style-name="ce8">
            <text:p>F = Fractal Tree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3-17T00:00:00" table:style-name="ce19">
            <text:p>3/17/2018</text:p>
          </table:table-cell>
          <table:table-cell office:value-type="string" table:style-name="ce8">
            <text:p>NEERC 16 Central Subregional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10" table:formula="msoxl:= COUNTIF(C55:P55, &quot;S&quot;)" table:style-name="ce21">
            <text:p>10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55:P55, &quot;NH&quot;)" table:style-name="ce23">
            <text:p>11</text:p>
          </table:table-cell>
          <table:table-cell office:value-type="float" office:value="0" table:formula="msoxl:=IF((COUNTIF($A55:$N55, &quot;A&quot;) +  COUNTIF($A55:$N55, &quot;B&quot;) + COUNTIF($A55:$N55, &quot;M&quot;) + COUNTIF($A55:$N55, &quot;I&quot;) + Q55 = S55), &quot;CLEARED&quot;, COUNTIF($A55:$N55, &quot;A&quot;) +  COUNTIF($A55:$N55, &quot;B&quot;) + COUNTIF($A55:$N55, &quot;M&quot;) + COUNTIF($A55:$N55, &quot;I&quot;))" table:style-name="ce39">
            <text:p>0</text:p>
          </table:table-cell>
          <table:table-cell office:value-type="string" table:style-name="ce24">
            <text:p><text:a xlink:href="http://codeforces.com/gym/101243">http://codeforces.com/gym/101243</text:a></text:p>
          </table:table-cell>
          <table:table-cell table:style-name="ce8"/>
          <table:table-cell office:value-type="string" table:style-name="ce8">
            <text:p>K = Polymorphic Code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3-24T00:00:00" table:style-name="ce19">
            <text:p>3/24/2018</text:p>
          </table:table-cell>
          <table:table-cell office:value-type="string" table:style-name="ce8">
            <text:p>NAIPC 2018</text:p>
          </table:table-cell>
          <table:table-cell table:style-name="ce37"/>
          <table:table-cell office:value-type="string" table:style-name="ce37">
            <text:p>M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8">
            <text:p>U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4" table:formula="msoxl:= COUNTIF(C56:P56, &quot;S&quot;)" table:style-name="ce21">
            <text:p>4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56:P56, &quot;NH&quot;)" table:style-name="ce23">
            <text:p>11</text:p>
          </table:table-cell>
          <table:table-cell office:value-type="float" office:value="1" table:formula="msoxl:=IF((COUNTIF($A56:$N56, &quot;A&quot;) +  COUNTIF($A56:$N56, &quot;B&quot;) + COUNTIF($A56:$N56, &quot;M&quot;) + COUNTIF($A56:$N56, &quot;I&quot;) + Q56 = S56), &quot;CLEARED&quot;, COUNTIF($A56:$N56, &quot;A&quot;) +  COUNTIF($A56:$N56, &quot;B&quot;) + COUNTIF($A56:$N56, &quot;M&quot;) + COUNTIF($A56:$N56, &quot;I&quot;))" table:style-name="ce39">
            <text:p>1</text:p>
          </table:table-cell>
          <table:table-cell office:value-type="string" table:style-name="ce24">
            <text:p><text:a xlink:href="https://naipc18.kattis.com/standings/standalone?filter=1257">https://naipc18.kattis.com/standings/standalone?filter=1257</text:a></text:p>
          </table:table-cell>
          <table:table-cell table:style-name="ce8"/>
          <table:table-cell office:value-type="string" table:style-name="ce8">
            <text:p>B = Double Clique</text:p>
          </table:table-cell>
          <table:table-cell office:value-type="string" table:style-name="ce8">
            <text:p>F = Probe Droids</text:p>
          </table:table-cell>
          <table:table-cell office:value-type="string" table:style-name="ce8">
            <text:p>H = Recovery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4-06T00:00:00" table:style-name="ce19">
            <text:p>4/6/2018</text:p>
          </table:table-cell>
          <table:table-cell office:value-type="string" table:style-name="ce8">
            <text:p>NEERC 17 Moscow Subregional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8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2" table:formula="msoxl:= COUNTIF(C57:P57, &quot;S&quot;)" table:style-name="ce21">
            <text:p>2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57:P57, &quot;NH&quot;)" table:style-name="ce23">
            <text:p>10</text:p>
          </table:table-cell>
          <table:table-cell office:value-type="float" office:value="0" table:formula="msoxl:=IF((COUNTIF($A57:$N57, &quot;A&quot;) +  COUNTIF($A57:$N57, &quot;B&quot;) + COUNTIF($A57:$N57, &quot;M&quot;) + COUNTIF($A57:$N57, &quot;I&quot;) + Q57 = S57), &quot;CLEARED&quot;, COUNTIF($A57:$N57, &quot;A&quot;) +  COUNTIF($A57:$N57, &quot;B&quot;) + COUNTIF($A57:$N57, &quot;M&quot;) + COUNTIF($A57:$N57, &quot;I&quot;))" table:style-name="ce39">
            <text:p>0</text:p>
          </table:table-cell>
          <table:table-cell office:value-type="string" table:style-name="ce8">
            <text:p>http://codeforces.com/gym/101611</text:p>
          </table:table-cell>
          <table:table-cell table:style-name="ce8"/>
          <table:table-cell office:value-type="string" table:style-name="ce8">
            <text:p>A = Advertising Strategy</text:p>
          </table:table-cell>
          <table:table-cell office:value-type="string" table:style-name="ce8">
            <text:p>F = Fake or Leak?</text:p>
          </table:table-cell>
          <table:table-cell office:value-type="string" table:style-name="ce8">
            <text:p>H = Hilarious Cooking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4-14T00:00:00" table:style-name="ce19">
            <text:p>4/14/2018</text:p>
          </table:table-cell>
          <table:table-cell office:value-type="string" table:style-name="ce8">
            <text:p>SWERC 12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8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5" table:formula="msoxl:= COUNTIF(C58:P58, &quot;S&quot;)" table:style-name="ce21">
            <text:p>5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58:P58, &quot;NH&quot;)" table:style-name="ce23">
            <text:p>10</text:p>
          </table:table-cell>
          <table:table-cell office:value-type="float" office:value="0" table:formula="msoxl:=IF((COUNTIF($A58:$N58, &quot;A&quot;) +  COUNTIF($A58:$N58, &quot;B&quot;) + COUNTIF($A58:$N58, &quot;M&quot;) + COUNTIF($A58:$N58, &quot;I&quot;) + Q58 = S58), &quot;CLEARED&quot;, COUNTIF($A58:$N58, &quot;A&quot;) +  COUNTIF($A58:$N58, &quot;B&quot;) + COUNTIF($A58:$N58, &quot;M&quot;) + COUNTIF($A58:$N58, &quot;I&quot;))" table:style-name="ce39">
            <text:p>0</text:p>
          </table:table-cell>
          <table:table-cell office:value-type="string" table:style-name="ce8">
            <text:p>http://codeforces.com/gym/100438</text:p>
          </table:table-cell>
          <table:table-cell table:style-name="ce8"/>
          <table:table-cell office:value-type="string" table:style-name="ce8">
            <text:p>C = LCM Pair Sum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4-21T00:00:00" table:style-name="ce19">
            <text:p>4/21/2018</text:p>
          </table:table-cell>
          <table:table-cell office:value-type="string" table:style-name="ce8">
            <text:p>NWERC 08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7" table:formula="msoxl:= COUNTIF(C59:P59, &quot;S&quot;)" table:style-name="ce21">
            <text:p>7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59:P59, &quot;NH&quot;)" table:style-name="ce23">
            <text:p>10</text:p>
          </table:table-cell>
          <table:table-cell office:value-type="float" office:value="0" table:formula="msoxl:=IF((COUNTIF($A59:$N59, &quot;A&quot;) +  COUNTIF($A59:$N59, &quot;B&quot;) + COUNTIF($A59:$N59, &quot;M&quot;) + COUNTIF($A59:$N59, &quot;I&quot;) + Q59 = S59), &quot;CLEARED&quot;, COUNTIF($A59:$N59, &quot;A&quot;) +  COUNTIF($A59:$N59, &quot;B&quot;) + COUNTIF($A59:$N59, &quot;M&quot;) + COUNTIF($A59:$N59, &quot;I&quot;))" table:style-name="ce39">
            <text:p>0</text:p>
          </table:table-cell>
          <table:table-cell office:value-type="string" table:style-name="ce8">
            <text:p>http://codeforces.com/gym/101408</text:p>
          </table:table-cell>
          <table:table-cell table:style-name="ce8"/>
          <table:table-cell office:value-type="string" table:style-name="ce8">
            <text:p>E = Easy Climb</text:p>
          </table:table-cell>
          <table:table-cell office:value-type="string" table:style-name="ce8">
            <text:p>F = Sculpture</text:p>
          </table:table-cell>
          <table:table-cell office:value-type="string" table:style-name="ce8">
            <text:p>K = Videopoker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4-28T00:00:00" table:style-name="ce19">
            <text:p>4/28/2018</text:p>
          </table:table-cell>
          <table:table-cell office:value-type="string" table:style-name="ce8">
            <text:p>RPC #04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8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7" table:formula="msoxl:= COUNTIF(C60:P60, &quot;S&quot;)" table:style-name="ce21">
            <text:p>7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60:P60, &quot;NH&quot;)" table:style-name="ce23">
            <text:p>11</text:p>
          </table:table-cell>
          <table:table-cell office:value-type="float" office:value="0" table:formula="msoxl:=IF((COUNTIF($A60:$N60, &quot;A&quot;) +  COUNTIF($A60:$N60, &quot;B&quot;) + COUNTIF($A60:$N60, &quot;M&quot;) + COUNTIF($A60:$N60, &quot;I&quot;) + Q60 = S60), &quot;CLEARED&quot;, COUNTIF($A60:$N60, &quot;A&quot;) +  COUNTIF($A60:$N60, &quot;B&quot;) + COUNTIF($A60:$N60, &quot;M&quot;) + COUNTIF($A60:$N60, &quot;I&quot;))" table:style-name="ce39">
            <text:p>0</text:p>
          </table:table-cell>
          <table:table-cell office:value-type="string" table:style-name="ce24">
            <text:p><text:a xlink:href="http://redprogramacioncompetitiva.com/contests/2018/04/">http://redprogramacioncompetitiva.com/contests/2018/04/</text:a></text:p>
          </table:table-cell>
          <table:table-cell table:style-name="ce8"/>
          <table:table-cell office:value-type="string" table:style-name="ce8">
            <text:p>B = Bless Autocorrect</text:p>
          </table:table-cell>
          <table:table-cell office:value-type="string" table:style-name="ce8">
            <text:p>E = Exponial</text:p>
          </table:table-cell>
          <table:table-cell office:value-type="string" table:style-name="ce8">
            <text:p>H = Highest Tower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5-05T00:00:00" table:style-name="ce19">
            <text:p>5/5/2018</text:p>
          </table:table-cell>
          <table:table-cell office:value-type="string" table:style-name="ce8">
            <text:p>NWERC 05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M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5" table:formula="msoxl:= COUNTIF(C61:P61, &quot;S&quot;)" table:style-name="ce21">
            <text:p>5</text:p>
          </table:table-cell>
          <table:table-cell office:value-type="string" table:style-name="ce22">
            <text:p>de</text:p>
          </table:table-cell>
          <table:table-cell office:value-type="float" office:value="9" table:formula="msoxl:=14-COUNTIF(C61:P61, &quot;NH&quot;)" table:style-name="ce23">
            <text:p>9</text:p>
          </table:table-cell>
          <table:table-cell office:value-type="float" office:value="1" table:formula="msoxl:=IF((COUNTIF($A61:$N61, &quot;A&quot;) +  COUNTIF($A61:$N61, &quot;B&quot;) + COUNTIF($A61:$N61, &quot;M&quot;) + COUNTIF($A61:$N61, &quot;I&quot;) + Q61 = S61), &quot;CLEARED&quot;, COUNTIF($A61:$N61, &quot;A&quot;) +  COUNTIF($A61:$N61, &quot;B&quot;) + COUNTIF($A61:$N61, &quot;M&quot;) + COUNTIF($A61:$N61, &quot;I&quot;))" table:style-name="ce39">
            <text:p>1</text:p>
          </table:table-cell>
          <table:table-cell office:value-type="string" table:style-name="ce8">
            <text:p>http://codeforces.com/gym/100721/</text:p>
          </table:table-cell>
          <table:table-cell table:style-name="ce8"/>
          <table:table-cell office:value-type="string" table:style-name="ce8">
            <text:p>A = Unequalled Consumption</text:p>
          </table:table-cell>
          <table:table-cell office:value-type="string" table:style-name="ce8">
            <text:p>B = Declaration of Content</text:p>
          </table:table-cell>
          <table:table-cell office:value-type="string" table:style-name="ce8">
            <text:p>E = Pesky Heroe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5-12T00:00:00" table:style-name="ce19">
            <text:p>5/12/2018</text:p>
          </table:table-cell>
          <table:table-cell office:value-type="string" table:style-name="ce8">
            <text:p>NWERC 06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8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4" table:formula="msoxl:= COUNTIF(C62:P62, &quot;S&quot;)" table:style-name="ce21">
            <text:p>4</text:p>
          </table:table-cell>
          <table:table-cell office:value-type="string" table:style-name="ce22">
            <text:p>de</text:p>
          </table:table-cell>
          <table:table-cell office:value-type="float" office:value="9" table:formula="msoxl:=14-COUNTIF(C62:P62, &quot;NH&quot;)" table:style-name="ce23">
            <text:p>9</text:p>
          </table:table-cell>
          <table:table-cell office:value-type="float" office:value="0" table:formula="msoxl:=IF((COUNTIF($A62:$N62, &quot;A&quot;) +  COUNTIF($A62:$N62, &quot;B&quot;) + COUNTIF($A62:$N62, &quot;M&quot;) + COUNTIF($A62:$N62, &quot;I&quot;) + Q62 = S62), &quot;CLEARED&quot;, COUNTIF($A62:$N62, &quot;A&quot;) +  COUNTIF($A62:$N62, &quot;B&quot;) + COUNTIF($A62:$N62, &quot;M&quot;) + COUNTIF($A62:$N62, &quot;I&quot;))" table:style-name="ce39">
            <text:p>0</text:p>
          </table:table-cell>
          <table:table-cell office:value-type="string" table:style-name="ce24">
            <text:p><text:a xlink:href="http://codeforces.com/gym/100722/">http://codeforces.com/gym/100722/</text:a></text:p>
          </table:table-cell>
          <table:table-cell table:style-name="ce8"/>
          <table:table-cell office:value-type="string" table:style-name="ce8">
            <text:p>A = Sudoku</text:p>
          </table:table-cell>
          <table:table-cell office:value-type="string" table:style-name="ce8">
            <text:p>B = The SetStack Computer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5-26T00:00:00" table:style-name="ce19">
            <text:p>5/26/2018</text:p>
          </table:table-cell>
          <table:table-cell office:value-type="string" table:style-name="ce8">
            <text:p>NWERC 07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7" table:formula="msoxl:= COUNTIF(C63:P63, &quot;S&quot;)" table:style-name="ce21">
            <text:p>7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63:P63, &quot;NH&quot;)" table:style-name="ce23">
            <text:p>10</text:p>
          </table:table-cell>
          <table:table-cell office:value-type="float" office:value="0" table:formula="msoxl:=IF((COUNTIF($A63:$N63, &quot;A&quot;) +  COUNTIF($A63:$N63, &quot;B&quot;) + COUNTIF($A63:$N63, &quot;M&quot;) + COUNTIF($A63:$N63, &quot;I&quot;) + Q63 = S63), &quot;CLEARED&quot;, COUNTIF($A63:$N63, &quot;A&quot;) +  COUNTIF($A63:$N63, &quot;B&quot;) + COUNTIF($A63:$N63, &quot;M&quot;) + COUNTIF($A63:$N63, &quot;I&quot;))" table:style-name="ce39">
            <text:p>0</text:p>
          </table:table-cell>
          <table:table-cell office:value-type="string" table:style-name="ce24">
            <text:p><text:a xlink:href="http://codeforces.com/gym/100723">http://codeforces.com/gym/100723</text:a></text:p>
          </table:table-cell>
          <table:table-cell table:style-name="ce8"/>
          <table:table-cell office:value-type="string" table:style-name="ce8">
            <text:p>G = Summits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string" table:style-name="ce15">
            <text:p>Fecha</text:p>
          </table:table-cell>
          <table:table-cell office:value-type="string" table:style-name="ce16">
            <text:p>Nombre de la competencia</text:p>
          </table:table-cell>
          <table:table-cell office:value-type="string" table:style-name="ce17">
            <text:p>A</text:p>
          </table:table-cell>
          <table:table-cell office:value-type="string" table:style-name="ce17">
            <text:p>B</text:p>
          </table:table-cell>
          <table:table-cell office:value-type="string" table:style-name="ce17">
            <text:p>C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E</text:p>
          </table:table-cell>
          <table:table-cell office:value-type="string" table:style-name="ce17">
            <text:p>F</text:p>
          </table:table-cell>
          <table:table-cell office:value-type="string" table:style-name="ce17">
            <text:p>G</text:p>
          </table:table-cell>
          <table:table-cell office:value-type="string" table:style-name="ce17">
            <text:p>H</text:p>
          </table:table-cell>
          <table:table-cell office:value-type="string" table:style-name="ce17">
            <text:p>I</text:p>
          </table:table-cell>
          <table:table-cell office:value-type="string" table:style-name="ce17">
            <text:p>J</text:p>
          </table:table-cell>
          <table:table-cell office:value-type="string" table:style-name="ce17">
            <text:p>K</text:p>
          </table:table-cell>
          <table:table-cell office:value-type="string" table:style-name="ce17">
            <text:p>L</text:p>
          </table:table-cell>
          <table:table-cell office:value-type="string" table:style-name="ce17">
            <text:p>M</text:p>
          </table:table-cell>
          <table:table-cell office:value-type="string" table:style-name="ce17">
            <text:p>N</text:p>
          </table:table-cell>
          <table:table-cell office:value-type="string" table:number-columns-spanned="3" table:number-rows-spanned="1" table:style-name="ce31">
            <text:p>Puntaje</text:p>
          </table:table-cell>
          <table:covered-table-cell table:number-columns-repeated="2"/>
          <table:table-cell office:value-type="string" table:style-name="ce40">
            <text:p>Off Contest</text:p>
          </table:table-cell>
          <table:table-cell office:value-type="string" table:style-name="ce16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date" office:date-value="2018-06-02T00:00:00" table:style-name="ce19">
            <text:p>6/2/2018</text:p>
          </table:table-cell>
          <table:table-cell office:value-type="string" table:style-name="ce8">
            <text:p>SWERC 17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M</text:p>
          </table:table-cell>
          <table:table-cell office:value-type="string" table:style-name="ce37">
            <text:p>___</text:p>
          </table:table-cell>
          <table:table-cell office:value-type="string" table:style-name="ce38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5" table:formula="msoxl:= COUNTIF(C65:P65, &quot;S&quot;)" table:style-name="ce21">
            <text:p>5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65:P65, &quot;NH&quot;)" table:style-name="ce23">
            <text:p>11</text:p>
          </table:table-cell>
          <table:table-cell office:value-type="float" office:value="1" table:formula="msoxl:=IF((COUNTIF($A65:$N65, &quot;A&quot;) +  COUNTIF($A65:$N65, &quot;B&quot;) + COUNTIF($A65:$N65, &quot;M&quot;) + COUNTIF($A65:$N65, &quot;I&quot;) + Q65 = S65), &quot;CLEARED&quot;, COUNTIF($A65:$N65, &quot;A&quot;) +  COUNTIF($A65:$N65, &quot;B&quot;) + COUNTIF($A65:$N65, &quot;M&quot;) + COUNTIF($A65:$N65, &quot;I&quot;))" table:style-name="ce39">
            <text:p>1</text:p>
          </table:table-cell>
          <table:table-cell office:value-type="string" table:style-name="ce8">
            <text:p>http://codeforces.com/gym/101635</text:p>
          </table:table-cell>
          <table:table-cell table:style-name="ce8"/>
          <table:table-cell office:value-type="string" table:style-name="ce8">
            <text:p>C = Macarons</text:p>
          </table:table-cell>
          <table:table-cell office:value-type="string" table:style-name="ce8">
            <text:p>D = Candy Chai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6-09T00:00:00" table:style-name="ce19">
            <text:p>6/9/2018</text:p>
          </table:table-cell>
          <table:table-cell office:value-type="string" table:style-name="ce8">
            <text:p>RPC #06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float" office:value="9" table:formula="msoxl:= COUNTIF(C66:P66, &quot;S&quot;)" table:style-name="ce21">
            <text:p>9</text:p>
          </table:table-cell>
          <table:table-cell office:value-type="string" table:style-name="ce22">
            <text:p>de</text:p>
          </table:table-cell>
          <table:table-cell office:value-type="float" office:value="13" table:formula="msoxl:=14-COUNTIF(C66:P66, &quot;NH&quot;)" table:style-name="ce23">
            <text:p>13</text:p>
          </table:table-cell>
          <table:table-cell office:value-type="float" office:value="0" table:formula="msoxl:=IF((COUNTIF($A66:$N66, &quot;A&quot;) +  COUNTIF($A66:$N66, &quot;B&quot;) + COUNTIF($A66:$N66, &quot;M&quot;) + COUNTIF($A66:$N66, &quot;I&quot;) + Q66 = S66), &quot;CLEARED&quot;, COUNTIF($A66:$N66, &quot;A&quot;) +  COUNTIF($A66:$N66, &quot;B&quot;) + COUNTIF($A66:$N66, &quot;M&quot;) + COUNTIF($A66:$N66, &quot;I&quot;))" table:style-name="ce39">
            <text:p>0</text:p>
          </table:table-cell>
          <table:table-cell office:value-type="string" table:style-name="ce24">
            <text:p><text:a xlink:href="http://redprogramacioncompetitiva.com/contests/2018/06/">http://redprogramacioncompetitiva.com/contests/2018/06/</text:a></text:p>
          </table:table-cell>
          <table:table-cell table:style-name="ce8"/>
          <table:table-cell office:value-type="string" table:style-name="ce8">
            <text:p>B = Beautiful Tree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6-15T00:00:00" table:style-name="ce19">
            <text:p>6/15/2018</text:p>
          </table:table-cell>
          <table:table-cell office:value-type="string" table:style-name="ce8">
            <text:p>BAPC 17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8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float" office:value="9" table:formula="msoxl:= COUNTIF(C67:P67, &quot;S&quot;)" table:style-name="ce21">
            <text:p>9</text:p>
          </table:table-cell>
          <table:table-cell office:value-type="string" table:style-name="ce22">
            <text:p>de</text:p>
          </table:table-cell>
          <table:table-cell office:value-type="float" office:value="13" table:formula="msoxl:=14-COUNTIF(C67:P67, &quot;NH&quot;)" table:style-name="ce23">
            <text:p>13</text:p>
          </table:table-cell>
          <table:table-cell office:value-type="float" office:value="0" table:formula="msoxl:=IF((COUNTIF($A67:$N67, &quot;A&quot;) +  COUNTIF($A67:$N67, &quot;B&quot;) + COUNTIF($A67:$N67, &quot;M&quot;) + COUNTIF($A67:$N67, &quot;I&quot;) + Q67 = S67), &quot;CLEARED&quot;, COUNTIF($A67:$N67, &quot;A&quot;) +  COUNTIF($A67:$N67, &quot;B&quot;) + COUNTIF($A67:$N67, &quot;M&quot;) + COUNTIF($A67:$N67, &quot;I&quot;))" table:style-name="ce39">
            <text:p>0</text:p>
          </table:table-cell>
          <table:table-cell office:value-type="string" table:style-name="ce8">
            <text:p>http://codeforces.com/gym/101666</text:p>
          </table:table-cell>
          <table:table-cell table:style-name="ce8"/>
          <table:table-cell office:value-type="string" table:style-name="ce8">
            <text:p>G = Going Dutch</text:p>
          </table:table-cell>
          <table:table-cell office:value-type="string" table:style-name="ce8">
            <text:p>H = Hoarse Horse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6-23T00:00:00" table:style-name="ce19">
            <text:p>6/23/2018</text:p>
          </table:table-cell>
          <table:table-cell office:value-type="string" table:style-name="ce8">
            <text:p>La Salle - Pui Ching PC 16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10" table:formula="msoxl:= COUNTIF(C68:P68, &quot;S&quot;)" table:style-name="ce21">
            <text:p>10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68:P68, &quot;NH&quot;)" table:style-name="ce23">
            <text:p>12</text:p>
          </table:table-cell>
          <table:table-cell office:value-type="float" office:value="0" table:formula="msoxl:=IF((COUNTIF($A68:$N68, &quot;A&quot;) +  COUNTIF($A68:$N68, &quot;B&quot;) + COUNTIF($A68:$N68, &quot;M&quot;) + COUNTIF($A68:$N68, &quot;I&quot;) + Q68 = S68), &quot;CLEARED&quot;, COUNTIF($A68:$N68, &quot;A&quot;) +  COUNTIF($A68:$N68, &quot;B&quot;) + COUNTIF($A68:$N68, &quot;M&quot;) + COUNTIF($A68:$N68, &quot;I&quot;))" table:style-name="ce39">
            <text:p>0</text:p>
          </table:table-cell>
          <table:table-cell office:value-type="string" table:style-name="ce8">
            <text:p>http://codeforces.com/gym/101521</text:p>
          </table:table-cell>
          <table:table-cell table:style-name="ce8"/>
          <table:table-cell office:value-type="string" table:style-name="ce8">
            <text:p>G = Monorail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6-30T00:00:00" table:style-name="ce19">
            <text:p>6/30/2018</text:p>
          </table:table-cell>
          <table:table-cell office:value-type="string" table:style-name="ce8">
            <text:p>CERC 15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U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8">
            <text:p>U</text:p>
          </table:table-cell>
          <table:table-cell table:style-name="ce37"/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5" table:formula="msoxl:= COUNTIF(C69:P69, &quot;S&quot;)" table:style-name="ce21">
            <text:p>5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69:P69, &quot;NH&quot;)" table:style-name="ce23">
            <text:p>12</text:p>
          </table:table-cell>
          <table:table-cell office:value-type="float" office:value="0" table:formula="msoxl:=IF((COUNTIF($A69:$N69, &quot;A&quot;) +  COUNTIF($A69:$N69, &quot;B&quot;) + COUNTIF($A69:$N69, &quot;M&quot;) + COUNTIF($A69:$N69, &quot;I&quot;) + Q69 = S69), &quot;CLEARED&quot;, COUNTIF($A69:$N69, &quot;A&quot;) +  COUNTIF($A69:$N69, &quot;B&quot;) + COUNTIF($A69:$N69, &quot;M&quot;) + COUNTIF($A69:$N69, &quot;I&quot;))" table:style-name="ce39">
            <text:p>0</text:p>
          </table:table-cell>
          <table:table-cell office:value-type="string" table:style-name="ce8">
            <text:p>http://codeforces.com/gym/101480</text:p>
          </table:table-cell>
          <table:table-cell table:style-name="ce8"/>
          <table:table-cell office:value-type="string" table:style-name="ce8">
            <text:p>F = Frightful Formula</text:p>
          </table:table-cell>
          <table:table-cell office:value-type="string" table:style-name="ce8">
            <text:p>I = Ice Igloo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7-07T00:00:00" table:style-name="ce19">
            <text:p>7/7/2018</text:p>
          </table:table-cell>
          <table:table-cell office:value-type="string" table:style-name="ce8">
            <text:p>2013-2014 Pacific Northwest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table:style-name="ce38"/>
          <table:table-cell table:style-name="ce37"/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NH</text:p>
          </table:table-cell>
          <table:table-cell office:value-type="float" office:value="7" table:formula="msoxl:= COUNTIF(C70:P70, &quot;S&quot;)" table:style-name="ce21">
            <text:p>7</text:p>
          </table:table-cell>
          <table:table-cell office:value-type="string" table:style-name="ce22">
            <text:p>de</text:p>
          </table:table-cell>
          <table:table-cell office:value-type="float" office:value="13" table:formula="msoxl:=14-COUNTIF(C70:P70, &quot;NH&quot;)" table:style-name="ce23">
            <text:p>13</text:p>
          </table:table-cell>
          <table:table-cell office:value-type="float" office:value="0" table:formula="msoxl:=IF((COUNTIF($A70:$N70, &quot;A&quot;) +  COUNTIF($A70:$N70, &quot;B&quot;) + COUNTIF($A70:$N70, &quot;M&quot;) + COUNTIF($A70:$N70, &quot;I&quot;) + Q70 = S70), &quot;CLEARED&quot;, COUNTIF($A70:$N70, &quot;A&quot;) +  COUNTIF($A70:$N70, &quot;B&quot;) + COUNTIF($A70:$N70, &quot;M&quot;) + COUNTIF($A70:$N70, &quot;I&quot;))" table:style-name="ce39">
            <text:p>0</text:p>
          </table:table-cell>
          <table:table-cell office:value-type="string" table:style-name="ce8">
            <text:p>http://codeforces.com/gym/101655</text:p>
          </table:table-cell>
          <table:table-cell table:style-name="ce8"/>
          <table:table-cell office:value-type="string" table:style-name="ce8">
            <text:p>C = Crushers Code</text:p>
          </table:table-cell>
          <table:table-cell office:value-type="string" table:style-name="ce8">
            <text:p>K = Klingon Warfar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7-14T00:00:00" table:style-name="ce19">
            <text:p>7/14/2018</text:p>
          </table:table-cell>
          <table:table-cell office:value-type="string" table:style-name="ce8">
            <text:p>NWERC 12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table:style-name="ce37"/>
          <table:table-cell table:style-name="ce37"/>
          <table:table-cell table:style-name="ce37"/>
          <table:table-cell office:value-type="string" table:style-name="ce38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3" table:formula="msoxl:= COUNTIF(C71:P71, &quot;S&quot;)" table:style-name="ce21">
            <text:p>3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71:P71, &quot;NH&quot;)" table:style-name="ce23">
            <text:p>11</text:p>
          </table:table-cell>
          <table:table-cell office:value-type="float" office:value="0" table:formula="msoxl:=IF((COUNTIF($A71:$N71, &quot;A&quot;) +  COUNTIF($A71:$N71, &quot;B&quot;) + COUNTIF($A71:$N71, &quot;M&quot;) + COUNTIF($A71:$N71, &quot;I&quot;) + Q71 = S71), &quot;CLEARED&quot;, COUNTIF($A71:$N71, &quot;A&quot;) +  COUNTIF($A71:$N71, &quot;B&quot;) + COUNTIF($A71:$N71, &quot;M&quot;) + COUNTIF($A71:$N71, &quot;I&quot;))" table:style-name="ce39">
            <text:p>0</text:p>
          </table:table-cell>
          <table:table-cell office:value-type="string" table:style-name="ce8">
            <text:p>http://codeforces.com/gym/101398</text:p>
          </table:table-cell>
          <table:table-cell table:style-name="ce8"/>
          <table:table-cell office:value-type="string" table:style-name="ce8">
            <text:p>A = Admiral</text:p>
          </table:table-cell>
          <table:table-cell office:value-type="string" table:style-name="ce8">
            <text:p>B = Beer Pressure</text:p>
          </table:table-cell>
          <table:table-cell office:value-type="string" table:style-name="ce8">
            <text:p>C = Cycling</text:p>
          </table:table-cell>
          <table:table-cell office:value-type="string" table:style-name="ce8">
            <text:p>D = Digital Clock</text:p>
          </table:table-cell>
          <table:table-cell office:value-type="string" table:style-name="ce8">
            <text:p>K = Key Insight</text:p>
          </table:table-cell>
          <table:table-cell table:number-columns-repeated="139" table:style-name="ce8"/>
          <table:table-cell table:number-columns-repeated="16218"/>
        </table:table-row>
        <table:table-row table:style-name="ro4">
          <table:table-cell table:style-name="ce2"/>
          <table:table-cell table:style-name="ce8"/>
          <table:table-cell table:number-columns-repeated="14" table:style-name="ce2"/>
          <table:table-cell table:style-name="ce21"/>
          <table:table-cell table:style-name="ce22"/>
          <table:table-cell table:style-name="ce23"/>
          <table:table-cell table:style-name="ce39"/>
          <table:table-cell table:number-columns-repeated="146" table:style-name="ce8"/>
          <table:table-cell table:number-columns-repeated="16218"/>
        </table:table-row>
        <table:table-row table:number-rows-repeated="2992" table:style-name="ro4">
          <table:table-cell table:style-name="ce2"/>
          <table:table-cell table:style-name="ce8"/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number-rows-repeated="104551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Droid Sans" svg:font-family="&quot;Droid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Bad" style:family="table-cell" style:data-style-name="N0">
      <style:table-cell-properties style:vertical-align="automatic" fo:background-color="#FF0000"/>
    </style:style>
    <style:style style:name="cf1" style:family="table-cell" style:data-style-name="N0">
      <style:table-cell-properties style:vertical-align="automatic" fo:background-color="#FF0000"/>
    </style:style>
    <style:style style:name="cf10" style:family="table-cell" style:data-style-name="N0">
      <style:table-cell-properties style:vertical-align="automatic" fo:background-color="#006600"/>
      <style:text-properties fo:color="#FFFFFF" fo:font-weight="bold" style:font-weight-asian="bold" style:font-weight-complex="bold"/>
    </style:style>
    <style:style style:name="cf11" style:family="table-cell" style:data-style-name="N0">
      <style:table-cell-properties style:vertical-align="automatic" fo:background-color="#006600"/>
      <style:text-properties fo:color="#FFFFFF" fo:font-weight="bold" style:font-weight-asian="bold" style:font-weight-complex="bold"/>
    </style:style>
    <style:style style:name="cf12" style:family="table-cell" style:data-style-name="N0">
      <style:table-cell-properties style:vertical-align="automatic" fo:background-color="transparent"/>
      <style:text-properties fo:color="#BFBFBF"/>
    </style:style>
    <style:style style:name="cf13" style:family="table-cell" style:data-style-name="N0">
      <style:table-cell-properties fo:border="thin solid #0070C0" style:vertical-align="automatic" fo:background-color="#00B0F0"/>
      <style:text-properties fo:color="#0070C0"/>
    </style:style>
    <style:style style:name="cf14" style:family="table-cell" style:data-style-name="N0">
      <style:table-cell-properties style:vertical-align="automatic" fo:background-color="#66FF66"/>
      <style:text-properties fo:color="#00B050" fo:font-style="italic" style:font-style-asian="italic" style:font-style-complex="italic"/>
    </style:style>
    <style:style style:name="cf15" style:family="table-cell" style:data-style-name="N0">
      <style:table-cell-properties style:vertical-align="automatic" fo:background-color="#00B050"/>
    </style:style>
    <style:style style:name="cf16" style:family="table-cell" style:data-style-name="N0">
      <style:table-cell-properties style:vertical-align="automatic" fo:background-color="#FF0000"/>
      <style:text-properties fo:color="#FFFFFF"/>
    </style:style>
    <style:style style:name="cf17" style:family="table-cell" style:data-style-name="N0">
      <style:table-cell-properties style:vertical-align="automatic" fo:background-color="#FFFF00"/>
      <style:text-properties fo:color="#F79646"/>
    </style:style>
    <style:style style:name="cf18" style:family="table-cell" style:data-style-name="N0">
      <style:table-cell-properties style:vertical-align="automatic" fo:background-color="#006600"/>
      <style:text-properties fo:color="#FFFFFF" fo:font-weight="bold" style:font-weight-asian="bold" style:font-weight-complex="bold"/>
    </style:style>
    <style:style style:name="cf19" style:family="table-cell" style:data-style-name="N0">
      <style:table-cell-properties style:vertical-align="automatic" fo:background-color="#000000"/>
    </style:style>
    <style:style style:name="cf2" style:family="table-cell" style:data-style-name="N0">
      <style:table-cell-properties style:vertical-align="automatic" fo:background-color="#FFFF00"/>
    </style:style>
    <style:style style:name="cf20" style:family="table-cell" style:data-style-name="N0">
      <style:table-cell-properties style:vertical-align="automatic" fo:background-color="transparent"/>
      <style:text-properties fo:color="#BFBFBF"/>
    </style:style>
    <style:style style:name="cf21" style:family="table-cell" style:data-style-name="N0">
      <style:table-cell-properties fo:border="thin solid #0070C0" style:vertical-align="automatic" fo:background-color="#00B0F0"/>
      <style:text-properties fo:color="#0070C0"/>
    </style:style>
    <style:style style:name="cf22" style:family="table-cell" style:data-style-name="N0">
      <style:table-cell-properties style:vertical-align="automatic" fo:background-color="#66FF66"/>
      <style:text-properties fo:color="#00B050" fo:font-style="italic" style:font-style-asian="italic" style:font-style-complex="italic"/>
    </style:style>
    <style:style style:name="cf23" style:family="table-cell" style:data-style-name="N0">
      <style:table-cell-properties style:vertical-align="automatic" fo:background-color="#006600"/>
      <style:text-properties fo:color="#FFFFFF" style:text-underline-style="solid" style:text-underline-type="single"/>
    </style:style>
    <style:style style:name="cf24" style:family="table-cell" style:data-style-name="N0">
      <style:table-cell-properties style:vertical-align="automatic" fo:background-color="#FF0000"/>
      <style:text-properties fo:color="#FFFFFF"/>
    </style:style>
    <style:style style:name="cf25" style:family="table-cell" style:data-style-name="N0">
      <style:table-cell-properties style:vertical-align="automatic" fo:background-color="#FFFF00"/>
      <style:text-properties fo:color="#F79646"/>
    </style:style>
    <style:style style:name="cf26" style:family="table-cell" style:data-style-name="N0">
      <style:table-cell-properties style:vertical-align="automatic" fo:background-color="#000000"/>
    </style:style>
    <style:style style:name="cf27" style:family="table-cell" style:data-style-name="N0">
      <style:table-cell-properties style:vertical-align="automatic" fo:background-color="#000000"/>
    </style:style>
    <style:style style:name="cf28" style:family="table-cell" style:data-style-name="N0">
      <style:table-cell-properties fo:background-color="transparent"/>
      <style:text-properties fo:color="#BFBFBF"/>
    </style:style>
    <style:style style:name="cf29" style:family="table-cell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3" style:family="table-cell" style:data-style-name="N0">
      <style:table-cell-properties style:vertical-align="automatic" fo:background-color="#00CC00"/>
    </style:style>
    <style:style style:name="cf30" style:family="table-cell" style:data-style-name="N0">
      <style:table-cell-properties fo:background-color="#006600"/>
      <style:text-properties fo:color="#FFFFFF" style:text-underline-style="solid" style:text-underline-type="single"/>
    </style:style>
    <style:style style:name="cf31" style:family="table-cell" style:data-style-name="N0">
      <style:table-cell-properties fo:background-color="#000000"/>
    </style:style>
    <style:style style:name="cf32" style:family="table-cell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33" style:family="table-cell" style:data-style-name="N0">
      <style:table-cell-properties fo:border="thin solid #0070C0" fo:background-color="#00B0F0"/>
      <style:text-properties fo:color="#0070C0"/>
    </style:style>
    <style:style style:name="cf34" style:family="table-cell" style:data-style-name="N0">
      <style:table-cell-properties fo:background-color="#FF0000"/>
      <style:text-properties fo:color="#FFFFFF"/>
    </style:style>
    <style:style style:name="cf35" style:family="table-cell" style:data-style-name="N0">
      <style:table-cell-properties fo:background-color="#FFFF00"/>
      <style:text-properties fo:color="#F79646"/>
    </style:style>
    <style:style style:name="cf36" style:family="table-cell" style:data-style-name="N0">
      <style:table-cell-properties fo:background-color="#00B050"/>
    </style:style>
    <style:style style:name="cf37" style:family="table-cell" style:data-style-name="N0">
      <style:table-cell-properties fo:background-color="#000000"/>
    </style:style>
    <style:style style:name="cf38" style:family="table-cell" style:data-style-name="N0">
      <style:table-cell-properties fo:background-color="#00B050"/>
    </style:style>
    <style:style style:name="cf4" style:family="table-cell" style:data-style-name="N0">
      <style:table-cell-properties style:vertical-align="automatic" fo:background-color="#FF0000"/>
    </style:style>
    <style:style style:name="cf5" style:family="table-cell" style:data-style-name="N0">
      <style:table-cell-properties style:vertical-align="automatic" fo:background-color="#FFFF00"/>
    </style:style>
    <style:style style:name="cf6" style:family="table-cell" style:data-style-name="N0">
      <style:table-cell-properties style:vertical-align="automatic" fo:background-color="#00CC00"/>
    </style:style>
    <style:style style:name="cf7" style:family="table-cell" style:data-style-name="N0">
      <style:table-cell-properties style:vertical-align="automatic" fo:background-color="#FFC7CE"/>
      <style:text-properties fo:color="#9C0006"/>
    </style:style>
    <style:style style:name="cf8" style:family="table-cell" style:data-style-name="N0">
      <style:table-cell-properties style:vertical-align="automatic" fo:background-color="#C6EFCE"/>
      <style:text-properties fo:color="#006100"/>
    </style:style>
    <style:style style:name="cf9" style:family="table-cell" style:data-style-name="N0">
      <style:table-cell-properties style:vertical-align="automatic" fo:background-color="#000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Maso" style:family="table-cell" style:data-style-name="N0">
      <style:table-cell-properties style:vertical-align="automatic" fo:background-color="#FFFF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OK" style:family="table-cell" style:data-style-name="N0">
      <style:table-cell-properties style:vertical-align="automatic" fo:background-color="#00CC00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Untitled1" style:family="table-cell" style:data-style-name="N0">
      <style:table-cell-properties style:vertical-align="automatic" fo:background-color="#FF0000"/>
    </style:style>
    <style:style style:name="cf39" style:family="table-cell">
      <style:table-cell-properties fo:background-color="#000000"/>
      <style:text-properties fo:color="#000000"/>
    </style:style>
    <style:style style:name="cf40" style:family="table-cell">
      <style:table-cell-properties fo:background-color="#00B050"/>
      <style:text-properties fo:color="#00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Brimix</meta:initial-creator>
    <dc:creator>Brimix</dc:creator>
    <meta:creation-date>2018-01-17T07:29:37Z</meta:creation-date>
    <dc:date>2018-07-18T06:34:37Z</dc:date>
    <meta:editing-cycles>91</meta:editing-cycles>
    <meta:editing-duration>PT27840S</meta:editing-duration>
  </office:meta>
</office:document-meta>
</file>